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372in"/>
    </style:style>
    <style:style style:name="co2" style:family="table-column">
      <style:table-column-properties fo:break-before="auto" style:column-width="0.7425in"/>
    </style:style>
    <style:style style:name="co3" style:family="table-column">
      <style:table-column-properties fo:break-before="auto" style:column-width="0.7098in"/>
    </style:style>
    <style:style style:name="co4" style:family="table-column">
      <style:table-column-properties fo:break-before="auto" style:column-width="0.7752in"/>
    </style:style>
    <style:style style:name="co5" style:family="table-column">
      <style:table-column-properties fo:break-before="auto" style:column-width="0.8618in"/>
    </style:style>
    <style:style style:name="co6" style:family="table-column">
      <style:table-column-properties fo:break-before="auto" style:column-width="0.698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ock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NumTrials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otalNV</text:p>
          </table:table-cell>
          <table:table-cell office:value-type="string" calcext:value-type="string">
            <text:p>TotalPL</text:p>
          </table:table-cell>
          <table:table-cell office:value-type="string" calcext:value-type="string">
            <text:p>TotalImages</text:p>
          </table:table-cell>
          <table:table-cell office:value-type="string" calcext:value-type="string">
            <text:p>TotalTime</text:p>
          </table:table-cell>
          <table:table-cell office:value-type="string" calcext:value-type="string">
            <text:p>BlockNum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2] = [.A1]; IF([.C2] = &quot;NV&quot;; [.D1] + [.B2]; [.D1]); IF([.C2] = &quot;NV&quot;; [.B2]; 0))" office:value-type="float" office:value="1" calcext:value-type="float">
            <text:p>1</text:p>
          </table:table-cell>
          <table:table-cell table:formula="of:=IF([.A2] = [.A1]; IF([.C2] = &quot;PL&quot;; [.E1] + [.B2]; [.E1]); IF([.C2] = &quot;PL&quot;; [.B2]; 0))" office:value-type="float" office:value="0" calcext:value-type="float">
            <text:p>0</text:p>
          </table:table-cell>
          <table:table-cell table:formula="of:=IF([.A2] = [.A1]; [.F1] + [.B2]; [.B2])" office:value-type="float" office:value="1" calcext:value-type="float">
            <text:p>1</text:p>
          </table:table-cell>
          <table:table-cell table:formula="of:=IF([.A2] = [.A1]; [.G1] + 3*[.B2]; 3*[.B2])" office:value-type="float" office:value="3" calcext:value-type="float">
            <text:p>3</text:p>
          </table:table-cell>
          <table:table-cell table:formula="of:=IF([.A2] = [.A1]; 1 + [.H1]; 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3] = [.A2]; IF([.C3] = &quot;NV&quot;; [.D2] + [.B3]; [.D2]); IF([.C3] = &quot;NV&quot;; [.B3]; 0))" office:value-type="float" office:value="3" calcext:value-type="float">
            <text:p>3</text:p>
          </table:table-cell>
          <table:table-cell table:formula="of:=IF([.A3] = [.A2]; IF([.C3] = &quot;PL&quot;; [.E2] + [.B3]; [.E2]); IF([.C3] = &quot;PL&quot;; [.B3]; 0))" office:value-type="float" office:value="0" calcext:value-type="float">
            <text:p>0</text:p>
          </table:table-cell>
          <table:table-cell table:formula="of:=IF([.A3] = [.A2]; [.F2] + [.B3]; [.B3])" office:value-type="float" office:value="3" calcext:value-type="float">
            <text:p>3</text:p>
          </table:table-cell>
          <table:table-cell table:formula="of:=IF([.A3] = [.A2]; [.G2] + 3*[.B3]; 3*[.B3])" office:value-type="float" office:value="9" calcext:value-type="float">
            <text:p>9</text:p>
          </table:table-cell>
          <table:table-cell table:formula="of:=IF([.A3] = [.A2]; 1 + [.H2]; 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4] = [.A3]; IF([.C4] = &quot;NV&quot;; [.D3] + [.B4]; [.D3]); IF([.C4] = &quot;NV&quot;; [.B4]; 0))" office:value-type="float" office:value="6" calcext:value-type="float">
            <text:p>6</text:p>
          </table:table-cell>
          <table:table-cell table:formula="of:=IF([.A4] = [.A3]; IF([.C4] = &quot;PL&quot;; [.E3] + [.B4]; [.E3]); IF([.C4] = &quot;PL&quot;; [.B4]; 0))" office:value-type="float" office:value="0" calcext:value-type="float">
            <text:p>0</text:p>
          </table:table-cell>
          <table:table-cell table:formula="of:=IF([.A4] = [.A3]; [.F3] + [.B4]; [.B4])" office:value-type="float" office:value="6" calcext:value-type="float">
            <text:p>6</text:p>
          </table:table-cell>
          <table:table-cell table:formula="of:=IF([.A4] = [.A3]; [.G3] + 3*[.B4]; 3*[.B4])" office:value-type="float" office:value="18" calcext:value-type="float">
            <text:p>18</text:p>
          </table:table-cell>
          <table:table-cell table:formula="of:=IF([.A4] = [.A3]; 1 + [.H3]; 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5] = [.A4]; IF([.C5] = &quot;NV&quot;; [.D4] + [.B5]; [.D4]); IF([.C5] = &quot;NV&quot;; [.B5]; 0))" office:value-type="float" office:value="10" calcext:value-type="float">
            <text:p>10</text:p>
          </table:table-cell>
          <table:table-cell table:formula="of:=IF([.A5] = [.A4]; IF([.C5] = &quot;PL&quot;; [.E4] + [.B5]; [.E4]); IF([.C5] = &quot;PL&quot;; [.B5]; 0))" office:value-type="float" office:value="0" calcext:value-type="float">
            <text:p>0</text:p>
          </table:table-cell>
          <table:table-cell table:formula="of:=IF([.A5] = [.A4]; [.F4] + [.B5]; [.B5])" office:value-type="float" office:value="10" calcext:value-type="float">
            <text:p>10</text:p>
          </table:table-cell>
          <table:table-cell table:formula="of:=IF([.A5] = [.A4]; [.G4] + 3*[.B5]; 3*[.B5])" office:value-type="float" office:value="30" calcext:value-type="float">
            <text:p>30</text:p>
          </table:table-cell>
          <table:table-cell table:formula="of:=IF([.A5] = [.A4]; 1 + [.H4]; 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6] = [.A5]; IF([.C6] = &quot;NV&quot;; [.D5] + [.B6]; [.D5]); IF([.C6] = &quot;NV&quot;; [.B6]; 0))" office:value-type="float" office:value="15" calcext:value-type="float">
            <text:p>15</text:p>
          </table:table-cell>
          <table:table-cell table:formula="of:=IF([.A6] = [.A5]; IF([.C6] = &quot;PL&quot;; [.E5] + [.B6]; [.E5]); IF([.C6] = &quot;PL&quot;; [.B6]; 0))" office:value-type="float" office:value="0" calcext:value-type="float">
            <text:p>0</text:p>
          </table:table-cell>
          <table:table-cell table:formula="of:=IF([.A6] = [.A5]; [.F5] + [.B6]; [.B6])" office:value-type="float" office:value="15" calcext:value-type="float">
            <text:p>15</text:p>
          </table:table-cell>
          <table:table-cell table:formula="of:=IF([.A6] = [.A5]; [.G5] + 3*[.B6]; 3*[.B6])" office:value-type="float" office:value="45" calcext:value-type="float">
            <text:p>45</text:p>
          </table:table-cell>
          <table:table-cell table:formula="of:=IF([.A6] = [.A5]; 1 + [.H5]; 1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7] = [.A6]; IF([.C7] = &quot;NV&quot;; [.D6] + [.B7]; [.D6]); IF([.C7] = &quot;NV&quot;; [.B7]; 0))" office:value-type="float" office:value="16" calcext:value-type="float">
            <text:p>16</text:p>
          </table:table-cell>
          <table:table-cell table:formula="of:=IF([.A7] = [.A6]; IF([.C7] = &quot;PL&quot;; [.E6] + [.B7]; [.E6]); IF([.C7] = &quot;PL&quot;; [.B7]; 0))" office:value-type="float" office:value="0" calcext:value-type="float">
            <text:p>0</text:p>
          </table:table-cell>
          <table:table-cell table:formula="of:=IF([.A7] = [.A6]; [.F6] + [.B7]; [.B7])" office:value-type="float" office:value="16" calcext:value-type="float">
            <text:p>16</text:p>
          </table:table-cell>
          <table:table-cell table:formula="of:=IF([.A7] = [.A6]; [.G6] + 3*[.B7]; 3*[.B7])" office:value-type="float" office:value="48" calcext:value-type="float">
            <text:p>48</text:p>
          </table:table-cell>
          <table:table-cell table:formula="of:=IF([.A7] = [.A6]; 1 + [.H6]; 1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8] = [.A7]; IF([.C8] = &quot;NV&quot;; [.D7] + [.B8]; [.D7]); IF([.C8] = &quot;NV&quot;; [.B8]; 0))" office:value-type="float" office:value="18" calcext:value-type="float">
            <text:p>18</text:p>
          </table:table-cell>
          <table:table-cell table:formula="of:=IF([.A8] = [.A7]; IF([.C8] = &quot;PL&quot;; [.E7] + [.B8]; [.E7]); IF([.C8] = &quot;PL&quot;; [.B8]; 0))" office:value-type="float" office:value="0" calcext:value-type="float">
            <text:p>0</text:p>
          </table:table-cell>
          <table:table-cell table:formula="of:=IF([.A8] = [.A7]; [.F7] + [.B8]; [.B8])" office:value-type="float" office:value="18" calcext:value-type="float">
            <text:p>18</text:p>
          </table:table-cell>
          <table:table-cell table:formula="of:=IF([.A8] = [.A7]; [.G7] + 3*[.B8]; 3*[.B8])" office:value-type="float" office:value="54" calcext:value-type="float">
            <text:p>54</text:p>
          </table:table-cell>
          <table:table-cell table:formula="of:=IF([.A8] = [.A7]; 1 + [.H7]; 1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9] = [.A8]; IF([.C9] = &quot;NV&quot;; [.D8] + [.B9]; [.D8]); IF([.C9] = &quot;NV&quot;; [.B9]; 0))" office:value-type="float" office:value="21" calcext:value-type="float">
            <text:p>21</text:p>
          </table:table-cell>
          <table:table-cell table:formula="of:=IF([.A9] = [.A8]; IF([.C9] = &quot;PL&quot;; [.E8] + [.B9]; [.E8]); IF([.C9] = &quot;PL&quot;; [.B9]; 0))" office:value-type="float" office:value="0" calcext:value-type="float">
            <text:p>0</text:p>
          </table:table-cell>
          <table:table-cell table:formula="of:=IF([.A9] = [.A8]; [.F8] + [.B9]; [.B9])" office:value-type="float" office:value="21" calcext:value-type="float">
            <text:p>21</text:p>
          </table:table-cell>
          <table:table-cell table:formula="of:=IF([.A9] = [.A8]; [.G8] + 3*[.B9]; 3*[.B9])" office:value-type="float" office:value="63" calcext:value-type="float">
            <text:p>63</text:p>
          </table:table-cell>
          <table:table-cell table:formula="of:=IF([.A9] = [.A8]; 1 + [.H8]; 1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10] = [.A9]; IF([.C10] = &quot;NV&quot;; [.D9] + [.B10]; [.D9]); IF([.C10] = &quot;NV&quot;; [.B10]; 0))" office:value-type="float" office:value="25" calcext:value-type="float">
            <text:p>25</text:p>
          </table:table-cell>
          <table:table-cell table:formula="of:=IF([.A10] = [.A9]; IF([.C10] = &quot;PL&quot;; [.E9] + [.B10]; [.E9]); IF([.C10] = &quot;PL&quot;; [.B10]; 0))" office:value-type="float" office:value="0" calcext:value-type="float">
            <text:p>0</text:p>
          </table:table-cell>
          <table:table-cell table:formula="of:=IF([.A10] = [.A9]; [.F9] + [.B10]; [.B10])" office:value-type="float" office:value="25" calcext:value-type="float">
            <text:p>25</text:p>
          </table:table-cell>
          <table:table-cell table:formula="of:=IF([.A10] = [.A9]; [.G9] + 3*[.B10]; 3*[.B10])" office:value-type="float" office:value="75" calcext:value-type="float">
            <text:p>75</text:p>
          </table:table-cell>
          <table:table-cell table:formula="of:=IF([.A10] = [.A9]; 1 + [.H9]; 1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11] = [.A10]; IF([.C11] = &quot;NV&quot;; [.D10] + [.B11]; [.D10]); IF([.C11] = &quot;NV&quot;; [.B11]; 0))" office:value-type="float" office:value="30" calcext:value-type="float">
            <text:p>30</text:p>
          </table:table-cell>
          <table:table-cell table:formula="of:=IF([.A11] = [.A10]; IF([.C11] = &quot;PL&quot;; [.E10] + [.B11]; [.E10]); IF([.C11] = &quot;PL&quot;; [.B11]; 0))" office:value-type="float" office:value="0" calcext:value-type="float">
            <text:p>0</text:p>
          </table:table-cell>
          <table:table-cell table:formula="of:=IF([.A11] = [.A10]; [.F10] + [.B11]; [.B11])" office:value-type="float" office:value="30" calcext:value-type="float">
            <text:p>30</text:p>
          </table:table-cell>
          <table:table-cell table:formula="of:=IF([.A11] = [.A10]; [.G10] + 3*[.B11]; 3*[.B11])" office:value-type="float" office:value="90" calcext:value-type="float">
            <text:p>90</text:p>
          </table:table-cell>
          <table:table-cell table:formula="of:=IF([.A11] = [.A10]; 1 + [.H10]; 1)"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12] = [.A11]; IF([.C12] = &quot;NV&quot;; [.D11] + [.B12]; [.D11]); IF([.C12] = &quot;NV&quot;; [.B12]; 0))" office:value-type="float" office:value="31" calcext:value-type="float">
            <text:p>31</text:p>
          </table:table-cell>
          <table:table-cell table:formula="of:=IF([.A12] = [.A11]; IF([.C12] = &quot;PL&quot;; [.E11] + [.B12]; [.E11]); IF([.C12] = &quot;PL&quot;; [.B12]; 0))" office:value-type="float" office:value="0" calcext:value-type="float">
            <text:p>0</text:p>
          </table:table-cell>
          <table:table-cell table:formula="of:=IF([.A12] = [.A11]; [.F11] + [.B12]; [.B12])" office:value-type="float" office:value="31" calcext:value-type="float">
            <text:p>31</text:p>
          </table:table-cell>
          <table:table-cell table:formula="of:=IF([.A12] = [.A11]; [.G11] + 3*[.B12]; 3*[.B12])" office:value-type="float" office:value="93" calcext:value-type="float">
            <text:p>93</text:p>
          </table:table-cell>
          <table:table-cell table:formula="of:=IF([.A12] = [.A11]; 1 + [.H11]; 1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13] = [.A12]; IF([.C13] = &quot;NV&quot;; [.D12] + [.B13]; [.D12]); IF([.C13] = &quot;NV&quot;; [.B13]; 0))" office:value-type="float" office:value="33" calcext:value-type="float">
            <text:p>33</text:p>
          </table:table-cell>
          <table:table-cell table:formula="of:=IF([.A13] = [.A12]; IF([.C13] = &quot;PL&quot;; [.E12] + [.B13]; [.E12]); IF([.C13] = &quot;PL&quot;; [.B13]; 0))" office:value-type="float" office:value="0" calcext:value-type="float">
            <text:p>0</text:p>
          </table:table-cell>
          <table:table-cell table:formula="of:=IF([.A13] = [.A12]; [.F12] + [.B13]; [.B13])" office:value-type="float" office:value="33" calcext:value-type="float">
            <text:p>33</text:p>
          </table:table-cell>
          <table:table-cell table:formula="of:=IF([.A13] = [.A12]; [.G12] + 3*[.B13]; 3*[.B13])" office:value-type="float" office:value="99" calcext:value-type="float">
            <text:p>99</text:p>
          </table:table-cell>
          <table:table-cell table:formula="of:=IF([.A13] = [.A12]; 1 + [.H12]; 1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14] = [.A13]; IF([.C14] = &quot;NV&quot;; [.D13] + [.B14]; [.D13]); IF([.C14] = &quot;NV&quot;; [.B14]; 0))" office:value-type="float" office:value="36" calcext:value-type="float">
            <text:p>36</text:p>
          </table:table-cell>
          <table:table-cell table:formula="of:=IF([.A14] = [.A13]; IF([.C14] = &quot;PL&quot;; [.E13] + [.B14]; [.E13]); IF([.C14] = &quot;PL&quot;; [.B14]; 0))" office:value-type="float" office:value="0" calcext:value-type="float">
            <text:p>0</text:p>
          </table:table-cell>
          <table:table-cell table:formula="of:=IF([.A14] = [.A13]; [.F13] + [.B14]; [.B14])" office:value-type="float" office:value="36" calcext:value-type="float">
            <text:p>36</text:p>
          </table:table-cell>
          <table:table-cell table:formula="of:=IF([.A14] = [.A13]; [.G13] + 3*[.B14]; 3*[.B14])" office:value-type="float" office:value="108" calcext:value-type="float">
            <text:p>108</text:p>
          </table:table-cell>
          <table:table-cell table:formula="of:=IF([.A14] = [.A13]; 1 + [.H13]; 1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15] = [.A14]; IF([.C15] = &quot;NV&quot;; [.D14] + [.B15]; [.D14]); IF([.C15] = &quot;NV&quot;; [.B15]; 0))" office:value-type="float" office:value="40" calcext:value-type="float">
            <text:p>40</text:p>
          </table:table-cell>
          <table:table-cell table:formula="of:=IF([.A15] = [.A14]; IF([.C15] = &quot;PL&quot;; [.E14] + [.B15]; [.E14]); IF([.C15] = &quot;PL&quot;; [.B15]; 0))" office:value-type="float" office:value="0" calcext:value-type="float">
            <text:p>0</text:p>
          </table:table-cell>
          <table:table-cell table:formula="of:=IF([.A15] = [.A14]; [.F14] + [.B15]; [.B15])" office:value-type="float" office:value="40" calcext:value-type="float">
            <text:p>40</text:p>
          </table:table-cell>
          <table:table-cell table:formula="of:=IF([.A15] = [.A14]; [.G14] + 3*[.B15]; 3*[.B15])" office:value-type="float" office:value="120" calcext:value-type="float">
            <text:p>120</text:p>
          </table:table-cell>
          <table:table-cell table:formula="of:=IF([.A15] = [.A14]; 1 + [.H14]; 1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16] = [.A15]; IF([.C16] = &quot;NV&quot;; [.D15] + [.B16]; [.D15]); IF([.C16] = &quot;NV&quot;; [.B16]; 0))" office:value-type="float" office:value="45" calcext:value-type="float">
            <text:p>45</text:p>
          </table:table-cell>
          <table:table-cell table:formula="of:=IF([.A16] = [.A15]; IF([.C16] = &quot;PL&quot;; [.E15] + [.B16]; [.E15]); IF([.C16] = &quot;PL&quot;; [.B16]; 0))" office:value-type="float" office:value="0" calcext:value-type="float">
            <text:p>0</text:p>
          </table:table-cell>
          <table:table-cell table:formula="of:=IF([.A16] = [.A15]; [.F15] + [.B16]; [.B16])" office:value-type="float" office:value="45" calcext:value-type="float">
            <text:p>45</text:p>
          </table:table-cell>
          <table:table-cell table:formula="of:=IF([.A16] = [.A15]; [.G15] + 3*[.B16]; 3*[.B16])" office:value-type="float" office:value="135" calcext:value-type="float">
            <text:p>135</text:p>
          </table:table-cell>
          <table:table-cell table:formula="of:=IF([.A16] = [.A15]; 1 + [.H15]; 1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17] = [.A16]; IF([.C17] = &quot;NV&quot;; [.D16] + [.B17]; [.D16]); IF([.C17] = &quot;NV&quot;; [.B17]; 0))" office:value-type="float" office:value="45" calcext:value-type="float">
            <text:p>45</text:p>
          </table:table-cell>
          <table:table-cell table:formula="of:=IF([.A17] = [.A16]; IF([.C17] = &quot;PL&quot;; [.E16] + [.B17]; [.E16]); IF([.C17] = &quot;PL&quot;; [.B17]; 0))" office:value-type="float" office:value="1" calcext:value-type="float">
            <text:p>1</text:p>
          </table:table-cell>
          <table:table-cell table:formula="of:=IF([.A17] = [.A16]; [.F16] + [.B17]; [.B17])" office:value-type="float" office:value="46" calcext:value-type="float">
            <text:p>46</text:p>
          </table:table-cell>
          <table:table-cell table:formula="of:=IF([.A17] = [.A16]; [.G16] + 3*[.B17]; 3*[.B17])" office:value-type="float" office:value="138" calcext:value-type="float">
            <text:p>138</text:p>
          </table:table-cell>
          <table:table-cell table:formula="of:=IF([.A17] = [.A16]; 1 + [.H16]; 1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18] = [.A17]; IF([.C18] = &quot;NV&quot;; [.D17] + [.B18]; [.D17]); IF([.C18] = &quot;NV&quot;; [.B18]; 0))" office:value-type="float" office:value="45" calcext:value-type="float">
            <text:p>45</text:p>
          </table:table-cell>
          <table:table-cell table:formula="of:=IF([.A18] = [.A17]; IF([.C18] = &quot;PL&quot;; [.E17] + [.B18]; [.E17]); IF([.C18] = &quot;PL&quot;; [.B18]; 0))" office:value-type="float" office:value="3" calcext:value-type="float">
            <text:p>3</text:p>
          </table:table-cell>
          <table:table-cell table:formula="of:=IF([.A18] = [.A17]; [.F17] + [.B18]; [.B18])" office:value-type="float" office:value="48" calcext:value-type="float">
            <text:p>48</text:p>
          </table:table-cell>
          <table:table-cell table:formula="of:=IF([.A18] = [.A17]; [.G17] + 3*[.B18]; 3*[.B18])" office:value-type="float" office:value="144" calcext:value-type="float">
            <text:p>144</text:p>
          </table:table-cell>
          <table:table-cell table:formula="of:=IF([.A18] = [.A17]; 1 + [.H17]; 1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19] = [.A18]; IF([.C19] = &quot;NV&quot;; [.D18] + [.B19]; [.D18]); IF([.C19] = &quot;NV&quot;; [.B19]; 0))" office:value-type="float" office:value="45" calcext:value-type="float">
            <text:p>45</text:p>
          </table:table-cell>
          <table:table-cell table:formula="of:=IF([.A19] = [.A18]; IF([.C19] = &quot;PL&quot;; [.E18] + [.B19]; [.E18]); IF([.C19] = &quot;PL&quot;; [.B19]; 0))" office:value-type="float" office:value="6" calcext:value-type="float">
            <text:p>6</text:p>
          </table:table-cell>
          <table:table-cell table:formula="of:=IF([.A19] = [.A18]; [.F18] + [.B19]; [.B19])" office:value-type="float" office:value="51" calcext:value-type="float">
            <text:p>51</text:p>
          </table:table-cell>
          <table:table-cell table:formula="of:=IF([.A19] = [.A18]; [.G18] + 3*[.B19]; 3*[.B19])" office:value-type="float" office:value="153" calcext:value-type="float">
            <text:p>153</text:p>
          </table:table-cell>
          <table:table-cell table:formula="of:=IF([.A19] = [.A18]; 1 + [.H18]; 1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20] = [.A19]; IF([.C20] = &quot;NV&quot;; [.D19] + [.B20]; [.D19]); IF([.C20] = &quot;NV&quot;; [.B20]; 0))" office:value-type="float" office:value="45" calcext:value-type="float">
            <text:p>45</text:p>
          </table:table-cell>
          <table:table-cell table:formula="of:=IF([.A20] = [.A19]; IF([.C20] = &quot;PL&quot;; [.E19] + [.B20]; [.E19]); IF([.C20] = &quot;PL&quot;; [.B20]; 0))" office:value-type="float" office:value="10" calcext:value-type="float">
            <text:p>10</text:p>
          </table:table-cell>
          <table:table-cell table:formula="of:=IF([.A20] = [.A19]; [.F19] + [.B20]; [.B20])" office:value-type="float" office:value="55" calcext:value-type="float">
            <text:p>55</text:p>
          </table:table-cell>
          <table:table-cell table:formula="of:=IF([.A20] = [.A19]; [.G19] + 3*[.B20]; 3*[.B20])" office:value-type="float" office:value="165" calcext:value-type="float">
            <text:p>165</text:p>
          </table:table-cell>
          <table:table-cell table:formula="of:=IF([.A20] = [.A19]; 1 + [.H19]; 1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21] = [.A20]; IF([.C21] = &quot;NV&quot;; [.D20] + [.B21]; [.D20]); IF([.C21] = &quot;NV&quot;; [.B21]; 0))" office:value-type="float" office:value="45" calcext:value-type="float">
            <text:p>45</text:p>
          </table:table-cell>
          <table:table-cell table:formula="of:=IF([.A21] = [.A20]; IF([.C21] = &quot;PL&quot;; [.E20] + [.B21]; [.E20]); IF([.C21] = &quot;PL&quot;; [.B21]; 0))" office:value-type="float" office:value="15" calcext:value-type="float">
            <text:p>15</text:p>
          </table:table-cell>
          <table:table-cell table:formula="of:=IF([.A21] = [.A20]; [.F20] + [.B21]; [.B21])" office:value-type="float" office:value="60" calcext:value-type="float">
            <text:p>60</text:p>
          </table:table-cell>
          <table:table-cell table:formula="of:=IF([.A21] = [.A20]; [.G20] + 3*[.B21]; 3*[.B21])" office:value-type="float" office:value="180" calcext:value-type="float">
            <text:p>180</text:p>
          </table:table-cell>
          <table:table-cell table:formula="of:=IF([.A21] = [.A20]; 1 + [.H20]; 1)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22] = [.A21]; IF([.C22] = &quot;NV&quot;; [.D21] + [.B22]; [.D21]); IF([.C22] = &quot;NV&quot;; [.B22]; 0))" office:value-type="float" office:value="45" calcext:value-type="float">
            <text:p>45</text:p>
          </table:table-cell>
          <table:table-cell table:formula="of:=IF([.A22] = [.A21]; IF([.C22] = &quot;PL&quot;; [.E21] + [.B22]; [.E21]); IF([.C22] = &quot;PL&quot;; [.B22]; 0))" office:value-type="float" office:value="16" calcext:value-type="float">
            <text:p>16</text:p>
          </table:table-cell>
          <table:table-cell table:formula="of:=IF([.A22] = [.A21]; [.F21] + [.B22]; [.B22])" office:value-type="float" office:value="61" calcext:value-type="float">
            <text:p>61</text:p>
          </table:table-cell>
          <table:table-cell table:formula="of:=IF([.A22] = [.A21]; [.G21] + 3*[.B22]; 3*[.B22])" office:value-type="float" office:value="183" calcext:value-type="float">
            <text:p>183</text:p>
          </table:table-cell>
          <table:table-cell table:formula="of:=IF([.A22] = [.A21]; 1 + [.H21]; 1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23] = [.A22]; IF([.C23] = &quot;NV&quot;; [.D22] + [.B23]; [.D22]); IF([.C23] = &quot;NV&quot;; [.B23]; 0))" office:value-type="float" office:value="45" calcext:value-type="float">
            <text:p>45</text:p>
          </table:table-cell>
          <table:table-cell table:formula="of:=IF([.A23] = [.A22]; IF([.C23] = &quot;PL&quot;; [.E22] + [.B23]; [.E22]); IF([.C23] = &quot;PL&quot;; [.B23]; 0))" office:value-type="float" office:value="18" calcext:value-type="float">
            <text:p>18</text:p>
          </table:table-cell>
          <table:table-cell table:formula="of:=IF([.A23] = [.A22]; [.F22] + [.B23]; [.B23])" office:value-type="float" office:value="63" calcext:value-type="float">
            <text:p>63</text:p>
          </table:table-cell>
          <table:table-cell table:formula="of:=IF([.A23] = [.A22]; [.G22] + 3*[.B23]; 3*[.B23])" office:value-type="float" office:value="189" calcext:value-type="float">
            <text:p>189</text:p>
          </table:table-cell>
          <table:table-cell table:formula="of:=IF([.A23] = [.A22]; 1 + [.H22]; 1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24] = [.A23]; IF([.C24] = &quot;NV&quot;; [.D23] + [.B24]; [.D23]); IF([.C24] = &quot;NV&quot;; [.B24]; 0))" office:value-type="float" office:value="45" calcext:value-type="float">
            <text:p>45</text:p>
          </table:table-cell>
          <table:table-cell table:formula="of:=IF([.A24] = [.A23]; IF([.C24] = &quot;PL&quot;; [.E23] + [.B24]; [.E23]); IF([.C24] = &quot;PL&quot;; [.B24]; 0))" office:value-type="float" office:value="21" calcext:value-type="float">
            <text:p>21</text:p>
          </table:table-cell>
          <table:table-cell table:formula="of:=IF([.A24] = [.A23]; [.F23] + [.B24]; [.B24])" office:value-type="float" office:value="66" calcext:value-type="float">
            <text:p>66</text:p>
          </table:table-cell>
          <table:table-cell table:formula="of:=IF([.A24] = [.A23]; [.G23] + 3*[.B24]; 3*[.B24])" office:value-type="float" office:value="198" calcext:value-type="float">
            <text:p>198</text:p>
          </table:table-cell>
          <table:table-cell table:formula="of:=IF([.A24] = [.A23]; 1 + [.H23]; 1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25] = [.A24]; IF([.C25] = &quot;NV&quot;; [.D24] + [.B25]; [.D24]); IF([.C25] = &quot;NV&quot;; [.B25]; 0))" office:value-type="float" office:value="45" calcext:value-type="float">
            <text:p>45</text:p>
          </table:table-cell>
          <table:table-cell table:formula="of:=IF([.A25] = [.A24]; IF([.C25] = &quot;PL&quot;; [.E24] + [.B25]; [.E24]); IF([.C25] = &quot;PL&quot;; [.B25]; 0))" office:value-type="float" office:value="25" calcext:value-type="float">
            <text:p>25</text:p>
          </table:table-cell>
          <table:table-cell table:formula="of:=IF([.A25] = [.A24]; [.F24] + [.B25]; [.B25])" office:value-type="float" office:value="70" calcext:value-type="float">
            <text:p>70</text:p>
          </table:table-cell>
          <table:table-cell table:formula="of:=IF([.A25] = [.A24]; [.G24] + 3*[.B25]; 3*[.B25])" office:value-type="float" office:value="210" calcext:value-type="float">
            <text:p>210</text:p>
          </table:table-cell>
          <table:table-cell table:formula="of:=IF([.A25] = [.A24]; 1 + [.H24]; 1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26] = [.A25]; IF([.C26] = &quot;NV&quot;; [.D25] + [.B26]; [.D25]); IF([.C26] = &quot;NV&quot;; [.B26]; 0))" office:value-type="float" office:value="45" calcext:value-type="float">
            <text:p>45</text:p>
          </table:table-cell>
          <table:table-cell table:formula="of:=IF([.A26] = [.A25]; IF([.C26] = &quot;PL&quot;; [.E25] + [.B26]; [.E25]); IF([.C26] = &quot;PL&quot;; [.B26]; 0))" office:value-type="float" office:value="30" calcext:value-type="float">
            <text:p>30</text:p>
          </table:table-cell>
          <table:table-cell table:formula="of:=IF([.A26] = [.A25]; [.F25] + [.B26]; [.B26])" office:value-type="float" office:value="75" calcext:value-type="float">
            <text:p>75</text:p>
          </table:table-cell>
          <table:table-cell table:formula="of:=IF([.A26] = [.A25]; [.G25] + 3*[.B26]; 3*[.B26])" office:value-type="float" office:value="225" calcext:value-type="float">
            <text:p>225</text:p>
          </table:table-cell>
          <table:table-cell table:formula="of:=IF([.A26] = [.A25]; 1 + [.H25]; 1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27] = [.A26]; IF([.C27] = &quot;NV&quot;; [.D26] + [.B27]; [.D26]); IF([.C27] = &quot;NV&quot;; [.B27]; 0))" office:value-type="float" office:value="45" calcext:value-type="float">
            <text:p>45</text:p>
          </table:table-cell>
          <table:table-cell table:formula="of:=IF([.A27] = [.A26]; IF([.C27] = &quot;PL&quot;; [.E26] + [.B27]; [.E26]); IF([.C27] = &quot;PL&quot;; [.B27]; 0))" office:value-type="float" office:value="31" calcext:value-type="float">
            <text:p>31</text:p>
          </table:table-cell>
          <table:table-cell table:formula="of:=IF([.A27] = [.A26]; [.F26] + [.B27]; [.B27])" office:value-type="float" office:value="76" calcext:value-type="float">
            <text:p>76</text:p>
          </table:table-cell>
          <table:table-cell table:formula="of:=IF([.A27] = [.A26]; [.G26] + 3*[.B27]; 3*[.B27])" office:value-type="float" office:value="228" calcext:value-type="float">
            <text:p>228</text:p>
          </table:table-cell>
          <table:table-cell table:formula="of:=IF([.A27] = [.A26]; 1 + [.H26]; 1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28] = [.A27]; IF([.C28] = &quot;NV&quot;; [.D27] + [.B28]; [.D27]); IF([.C28] = &quot;NV&quot;; [.B28]; 0))" office:value-type="float" office:value="45" calcext:value-type="float">
            <text:p>45</text:p>
          </table:table-cell>
          <table:table-cell table:formula="of:=IF([.A28] = [.A27]; IF([.C28] = &quot;PL&quot;; [.E27] + [.B28]; [.E27]); IF([.C28] = &quot;PL&quot;; [.B28]; 0))" office:value-type="float" office:value="33" calcext:value-type="float">
            <text:p>33</text:p>
          </table:table-cell>
          <table:table-cell table:formula="of:=IF([.A28] = [.A27]; [.F27] + [.B28]; [.B28])" office:value-type="float" office:value="78" calcext:value-type="float">
            <text:p>78</text:p>
          </table:table-cell>
          <table:table-cell table:formula="of:=IF([.A28] = [.A27]; [.G27] + 3*[.B28]; 3*[.B28])" office:value-type="float" office:value="234" calcext:value-type="float">
            <text:p>234</text:p>
          </table:table-cell>
          <table:table-cell table:formula="of:=IF([.A28] = [.A27]; 1 + [.H27]; 1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29] = [.A28]; IF([.C29] = &quot;NV&quot;; [.D28] + [.B29]; [.D28]); IF([.C29] = &quot;NV&quot;; [.B29]; 0))" office:value-type="float" office:value="45" calcext:value-type="float">
            <text:p>45</text:p>
          </table:table-cell>
          <table:table-cell table:formula="of:=IF([.A29] = [.A28]; IF([.C29] = &quot;PL&quot;; [.E28] + [.B29]; [.E28]); IF([.C29] = &quot;PL&quot;; [.B29]; 0))" office:value-type="float" office:value="36" calcext:value-type="float">
            <text:p>36</text:p>
          </table:table-cell>
          <table:table-cell table:formula="of:=IF([.A29] = [.A28]; [.F28] + [.B29]; [.B29])" office:value-type="float" office:value="81" calcext:value-type="float">
            <text:p>81</text:p>
          </table:table-cell>
          <table:table-cell table:formula="of:=IF([.A29] = [.A28]; [.G28] + 3*[.B29]; 3*[.B29])" office:value-type="float" office:value="243" calcext:value-type="float">
            <text:p>243</text:p>
          </table:table-cell>
          <table:table-cell table:formula="of:=IF([.A29] = [.A28]; 1 + [.H28]; 1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30] = [.A29]; IF([.C30] = &quot;NV&quot;; [.D29] + [.B30]; [.D29]); IF([.C30] = &quot;NV&quot;; [.B30]; 0))" office:value-type="float" office:value="45" calcext:value-type="float">
            <text:p>45</text:p>
          </table:table-cell>
          <table:table-cell table:formula="of:=IF([.A30] = [.A29]; IF([.C30] = &quot;PL&quot;; [.E29] + [.B30]; [.E29]); IF([.C30] = &quot;PL&quot;; [.B30]; 0))" office:value-type="float" office:value="40" calcext:value-type="float">
            <text:p>40</text:p>
          </table:table-cell>
          <table:table-cell table:formula="of:=IF([.A30] = [.A29]; [.F29] + [.B30]; [.B30])" office:value-type="float" office:value="85" calcext:value-type="float">
            <text:p>85</text:p>
          </table:table-cell>
          <table:table-cell table:formula="of:=IF([.A30] = [.A29]; [.G29] + 3*[.B30]; 3*[.B30])" office:value-type="float" office:value="255" calcext:value-type="float">
            <text:p>255</text:p>
          </table:table-cell>
          <table:table-cell table:formula="of:=IF([.A30] = [.A29]; 1 + [.H29]; 1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31] = [.A30]; IF([.C31] = &quot;NV&quot;; [.D30] + [.B31]; [.D30]); IF([.C31] = &quot;NV&quot;; [.B31]; 0))" office:value-type="float" office:value="45" calcext:value-type="float">
            <text:p>45</text:p>
          </table:table-cell>
          <table:table-cell table:formula="of:=IF([.A31] = [.A30]; IF([.C31] = &quot;PL&quot;; [.E30] + [.B31]; [.E30]); IF([.C31] = &quot;PL&quot;; [.B31]; 0))" office:value-type="float" office:value="45" calcext:value-type="float">
            <text:p>45</text:p>
          </table:table-cell>
          <table:table-cell table:formula="of:=IF([.A31] = [.A30]; [.F30] + [.B31]; [.B31])" office:value-type="float" office:value="90" calcext:value-type="float">
            <text:p>90</text:p>
          </table:table-cell>
          <table:table-cell table:formula="of:=IF([.A31] = [.A30]; [.G30] + 3*[.B31]; 3*[.B31])" office:value-type="float" office:value="270" calcext:value-type="float">
            <text:p>270</text:p>
          </table:table-cell>
          <table:table-cell table:formula="of:=IF([.A31] = [.A30]; 1 + [.H30]; 1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32] = [.A31]; IF([.C32] = &quot;NV&quot;; [.D31] + [.B32]; [.D31]); IF([.C32] = &quot;NV&quot;; [.B32]; 0))" office:value-type="float" office:value="47" calcext:value-type="float">
            <text:p>47</text:p>
          </table:table-cell>
          <table:table-cell table:formula="of:=IF([.A32] = [.A31]; IF([.C32] = &quot;PL&quot;; [.E31] + [.B32]; [.E31]); IF([.C32] = &quot;PL&quot;; [.B32]; 0))" office:value-type="float" office:value="45" calcext:value-type="float">
            <text:p>45</text:p>
          </table:table-cell>
          <table:table-cell table:formula="of:=IF([.A32] = [.A31]; [.F31] + [.B32]; [.B32])" office:value-type="float" office:value="92" calcext:value-type="float">
            <text:p>92</text:p>
          </table:table-cell>
          <table:table-cell table:formula="of:=IF([.A32] = [.A31]; [.G31] + 3*[.B32]; 3*[.B32])" office:value-type="float" office:value="276" calcext:value-type="float">
            <text:p>276</text:p>
          </table:table-cell>
          <table:table-cell table:formula="of:=IF([.A32] = [.A31]; 1 + [.H31]; 1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33] = [.A32]; IF([.C33] = &quot;NV&quot;; [.D32] + [.B33]; [.D32]); IF([.C33] = &quot;NV&quot;; [.B33]; 0))" office:value-type="float" office:value="47" calcext:value-type="float">
            <text:p>47</text:p>
          </table:table-cell>
          <table:table-cell table:formula="of:=IF([.A33] = [.A32]; IF([.C33] = &quot;PL&quot;; [.E32] + [.B33]; [.E32]); IF([.C33] = &quot;PL&quot;; [.B33]; 0))" office:value-type="float" office:value="47" calcext:value-type="float">
            <text:p>47</text:p>
          </table:table-cell>
          <table:table-cell table:formula="of:=IF([.A33] = [.A32]; [.F32] + [.B33]; [.B33])" office:value-type="float" office:value="94" calcext:value-type="float">
            <text:p>94</text:p>
          </table:table-cell>
          <table:table-cell table:formula="of:=IF([.A33] = [.A32]; [.G32] + 3*[.B33]; 3*[.B33])" office:value-type="float" office:value="282" calcext:value-type="float">
            <text:p>282</text:p>
          </table:table-cell>
          <table:table-cell table:formula="of:=IF([.A33] = [.A32]; 1 + [.H32]; 1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34] = [.A33]; IF([.C34] = &quot;NV&quot;; [.D33] + [.B34]; [.D33]); IF([.C34] = &quot;NV&quot;; [.B34]; 0))" office:value-type="float" office:value="1" calcext:value-type="float">
            <text:p>1</text:p>
          </table:table-cell>
          <table:table-cell table:formula="of:=IF([.A34] = [.A33]; IF([.C34] = &quot;PL&quot;; [.E33] + [.B34]; [.E33]); IF([.C34] = &quot;PL&quot;; [.B34]; 0))" office:value-type="float" office:value="0" calcext:value-type="float">
            <text:p>0</text:p>
          </table:table-cell>
          <table:table-cell table:formula="of:=IF([.A34] = [.A33]; [.F33] + [.B34]; [.B34])" office:value-type="float" office:value="1" calcext:value-type="float">
            <text:p>1</text:p>
          </table:table-cell>
          <table:table-cell table:formula="of:=IF([.A34] = [.A33]; [.G33] + 3*[.B34]; 3*[.B34])" office:value-type="float" office:value="3" calcext:value-type="float">
            <text:p>3</text:p>
          </table:table-cell>
          <table:table-cell table:formula="of:=IF([.A34] = [.A33]; 1 + [.H33]; 1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35] = [.A34]; IF([.C35] = &quot;NV&quot;; [.D34] + [.B35]; [.D34]); IF([.C35] = &quot;NV&quot;; [.B35]; 0))" office:value-type="float" office:value="3" calcext:value-type="float">
            <text:p>3</text:p>
          </table:table-cell>
          <table:table-cell table:formula="of:=IF([.A35] = [.A34]; IF([.C35] = &quot;PL&quot;; [.E34] + [.B35]; [.E34]); IF([.C35] = &quot;PL&quot;; [.B35]; 0))" office:value-type="float" office:value="0" calcext:value-type="float">
            <text:p>0</text:p>
          </table:table-cell>
          <table:table-cell table:formula="of:=IF([.A35] = [.A34]; [.F34] + [.B35]; [.B35])" office:value-type="float" office:value="3" calcext:value-type="float">
            <text:p>3</text:p>
          </table:table-cell>
          <table:table-cell table:formula="of:=IF([.A35] = [.A34]; [.G34] + 3*[.B35]; 3*[.B35])" office:value-type="float" office:value="9" calcext:value-type="float">
            <text:p>9</text:p>
          </table:table-cell>
          <table:table-cell table:formula="of:=IF([.A35] = [.A34]; 1 + [.H34]; 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36] = [.A35]; IF([.C36] = &quot;NV&quot;; [.D35] + [.B36]; [.D35]); IF([.C36] = &quot;NV&quot;; [.B36]; 0))" office:value-type="float" office:value="6" calcext:value-type="float">
            <text:p>6</text:p>
          </table:table-cell>
          <table:table-cell table:formula="of:=IF([.A36] = [.A35]; IF([.C36] = &quot;PL&quot;; [.E35] + [.B36]; [.E35]); IF([.C36] = &quot;PL&quot;; [.B36]; 0))" office:value-type="float" office:value="0" calcext:value-type="float">
            <text:p>0</text:p>
          </table:table-cell>
          <table:table-cell table:formula="of:=IF([.A36] = [.A35]; [.F35] + [.B36]; [.B36])" office:value-type="float" office:value="6" calcext:value-type="float">
            <text:p>6</text:p>
          </table:table-cell>
          <table:table-cell table:formula="of:=IF([.A36] = [.A35]; [.G35] + 3*[.B36]; 3*[.B36])" office:value-type="float" office:value="18" calcext:value-type="float">
            <text:p>18</text:p>
          </table:table-cell>
          <table:table-cell table:formula="of:=IF([.A36] = [.A35]; 1 + [.H35]; 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37] = [.A36]; IF([.C37] = &quot;NV&quot;; [.D36] + [.B37]; [.D36]); IF([.C37] = &quot;NV&quot;; [.B37]; 0))" office:value-type="float" office:value="10" calcext:value-type="float">
            <text:p>10</text:p>
          </table:table-cell>
          <table:table-cell table:formula="of:=IF([.A37] = [.A36]; IF([.C37] = &quot;PL&quot;; [.E36] + [.B37]; [.E36]); IF([.C37] = &quot;PL&quot;; [.B37]; 0))" office:value-type="float" office:value="0" calcext:value-type="float">
            <text:p>0</text:p>
          </table:table-cell>
          <table:table-cell table:formula="of:=IF([.A37] = [.A36]; [.F36] + [.B37]; [.B37])" office:value-type="float" office:value="10" calcext:value-type="float">
            <text:p>10</text:p>
          </table:table-cell>
          <table:table-cell table:formula="of:=IF([.A37] = [.A36]; [.G36] + 3*[.B37]; 3*[.B37])" office:value-type="float" office:value="30" calcext:value-type="float">
            <text:p>30</text:p>
          </table:table-cell>
          <table:table-cell table:formula="of:=IF([.A37] = [.A36]; 1 + [.H36]; 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38] = [.A37]; IF([.C38] = &quot;NV&quot;; [.D37] + [.B38]; [.D37]); IF([.C38] = &quot;NV&quot;; [.B38]; 0))" office:value-type="float" office:value="15" calcext:value-type="float">
            <text:p>15</text:p>
          </table:table-cell>
          <table:table-cell table:formula="of:=IF([.A38] = [.A37]; IF([.C38] = &quot;PL&quot;; [.E37] + [.B38]; [.E37]); IF([.C38] = &quot;PL&quot;; [.B38]; 0))" office:value-type="float" office:value="0" calcext:value-type="float">
            <text:p>0</text:p>
          </table:table-cell>
          <table:table-cell table:formula="of:=IF([.A38] = [.A37]; [.F37] + [.B38]; [.B38])" office:value-type="float" office:value="15" calcext:value-type="float">
            <text:p>15</text:p>
          </table:table-cell>
          <table:table-cell table:formula="of:=IF([.A38] = [.A37]; [.G37] + 3*[.B38]; 3*[.B38])" office:value-type="float" office:value="45" calcext:value-type="float">
            <text:p>45</text:p>
          </table:table-cell>
          <table:table-cell table:formula="of:=IF([.A38] = [.A37]; 1 + [.H37]; 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39] = [.A38]; IF([.C39] = &quot;NV&quot;; [.D38] + [.B39]; [.D38]); IF([.C39] = &quot;NV&quot;; [.B39]; 0))" office:value-type="float" office:value="16" calcext:value-type="float">
            <text:p>16</text:p>
          </table:table-cell>
          <table:table-cell table:formula="of:=IF([.A39] = [.A38]; IF([.C39] = &quot;PL&quot;; [.E38] + [.B39]; [.E38]); IF([.C39] = &quot;PL&quot;; [.B39]; 0))" office:value-type="float" office:value="0" calcext:value-type="float">
            <text:p>0</text:p>
          </table:table-cell>
          <table:table-cell table:formula="of:=IF([.A39] = [.A38]; [.F38] + [.B39]; [.B39])" office:value-type="float" office:value="16" calcext:value-type="float">
            <text:p>16</text:p>
          </table:table-cell>
          <table:table-cell table:formula="of:=IF([.A39] = [.A38]; [.G38] + 3*[.B39]; 3*[.B39])" office:value-type="float" office:value="48" calcext:value-type="float">
            <text:p>48</text:p>
          </table:table-cell>
          <table:table-cell table:formula="of:=IF([.A39] = [.A38]; 1 + [.H38]; 1)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40] = [.A39]; IF([.C40] = &quot;NV&quot;; [.D39] + [.B40]; [.D39]); IF([.C40] = &quot;NV&quot;; [.B40]; 0))" office:value-type="float" office:value="18" calcext:value-type="float">
            <text:p>18</text:p>
          </table:table-cell>
          <table:table-cell table:formula="of:=IF([.A40] = [.A39]; IF([.C40] = &quot;PL&quot;; [.E39] + [.B40]; [.E39]); IF([.C40] = &quot;PL&quot;; [.B40]; 0))" office:value-type="float" office:value="0" calcext:value-type="float">
            <text:p>0</text:p>
          </table:table-cell>
          <table:table-cell table:formula="of:=IF([.A40] = [.A39]; [.F39] + [.B40]; [.B40])" office:value-type="float" office:value="18" calcext:value-type="float">
            <text:p>18</text:p>
          </table:table-cell>
          <table:table-cell table:formula="of:=IF([.A40] = [.A39]; [.G39] + 3*[.B40]; 3*[.B40])" office:value-type="float" office:value="54" calcext:value-type="float">
            <text:p>54</text:p>
          </table:table-cell>
          <table:table-cell table:formula="of:=IF([.A40] = [.A39]; 1 + [.H39]; 1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41] = [.A40]; IF([.C41] = &quot;NV&quot;; [.D40] + [.B41]; [.D40]); IF([.C41] = &quot;NV&quot;; [.B41]; 0))" office:value-type="float" office:value="21" calcext:value-type="float">
            <text:p>21</text:p>
          </table:table-cell>
          <table:table-cell table:formula="of:=IF([.A41] = [.A40]; IF([.C41] = &quot;PL&quot;; [.E40] + [.B41]; [.E40]); IF([.C41] = &quot;PL&quot;; [.B41]; 0))" office:value-type="float" office:value="0" calcext:value-type="float">
            <text:p>0</text:p>
          </table:table-cell>
          <table:table-cell table:formula="of:=IF([.A41] = [.A40]; [.F40] + [.B41]; [.B41])" office:value-type="float" office:value="21" calcext:value-type="float">
            <text:p>21</text:p>
          </table:table-cell>
          <table:table-cell table:formula="of:=IF([.A41] = [.A40]; [.G40] + 3*[.B41]; 3*[.B41])" office:value-type="float" office:value="63" calcext:value-type="float">
            <text:p>63</text:p>
          </table:table-cell>
          <table:table-cell table:formula="of:=IF([.A41] = [.A40]; 1 + [.H40]; 1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42] = [.A41]; IF([.C42] = &quot;NV&quot;; [.D41] + [.B42]; [.D41]); IF([.C42] = &quot;NV&quot;; [.B42]; 0))" office:value-type="float" office:value="25" calcext:value-type="float">
            <text:p>25</text:p>
          </table:table-cell>
          <table:table-cell table:formula="of:=IF([.A42] = [.A41]; IF([.C42] = &quot;PL&quot;; [.E41] + [.B42]; [.E41]); IF([.C42] = &quot;PL&quot;; [.B42]; 0))" office:value-type="float" office:value="0" calcext:value-type="float">
            <text:p>0</text:p>
          </table:table-cell>
          <table:table-cell table:formula="of:=IF([.A42] = [.A41]; [.F41] + [.B42]; [.B42])" office:value-type="float" office:value="25" calcext:value-type="float">
            <text:p>25</text:p>
          </table:table-cell>
          <table:table-cell table:formula="of:=IF([.A42] = [.A41]; [.G41] + 3*[.B42]; 3*[.B42])" office:value-type="float" office:value="75" calcext:value-type="float">
            <text:p>75</text:p>
          </table:table-cell>
          <table:table-cell table:formula="of:=IF([.A42] = [.A41]; 1 + [.H41]; 1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43] = [.A42]; IF([.C43] = &quot;NV&quot;; [.D42] + [.B43]; [.D42]); IF([.C43] = &quot;NV&quot;; [.B43]; 0))" office:value-type="float" office:value="30" calcext:value-type="float">
            <text:p>30</text:p>
          </table:table-cell>
          <table:table-cell table:formula="of:=IF([.A43] = [.A42]; IF([.C43] = &quot;PL&quot;; [.E42] + [.B43]; [.E42]); IF([.C43] = &quot;PL&quot;; [.B43]; 0))" office:value-type="float" office:value="0" calcext:value-type="float">
            <text:p>0</text:p>
          </table:table-cell>
          <table:table-cell table:formula="of:=IF([.A43] = [.A42]; [.F42] + [.B43]; [.B43])" office:value-type="float" office:value="30" calcext:value-type="float">
            <text:p>30</text:p>
          </table:table-cell>
          <table:table-cell table:formula="of:=IF([.A43] = [.A42]; [.G42] + 3*[.B43]; 3*[.B43])" office:value-type="float" office:value="90" calcext:value-type="float">
            <text:p>90</text:p>
          </table:table-cell>
          <table:table-cell table:formula="of:=IF([.A43] = [.A42]; 1 + [.H42]; 1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44] = [.A43]; IF([.C44] = &quot;NV&quot;; [.D43] + [.B44]; [.D43]); IF([.C44] = &quot;NV&quot;; [.B44]; 0))" office:value-type="float" office:value="31" calcext:value-type="float">
            <text:p>31</text:p>
          </table:table-cell>
          <table:table-cell table:formula="of:=IF([.A44] = [.A43]; IF([.C44] = &quot;PL&quot;; [.E43] + [.B44]; [.E43]); IF([.C44] = &quot;PL&quot;; [.B44]; 0))" office:value-type="float" office:value="0" calcext:value-type="float">
            <text:p>0</text:p>
          </table:table-cell>
          <table:table-cell table:formula="of:=IF([.A44] = [.A43]; [.F43] + [.B44]; [.B44])" office:value-type="float" office:value="31" calcext:value-type="float">
            <text:p>31</text:p>
          </table:table-cell>
          <table:table-cell table:formula="of:=IF([.A44] = [.A43]; [.G43] + 3*[.B44]; 3*[.B44])" office:value-type="float" office:value="93" calcext:value-type="float">
            <text:p>93</text:p>
          </table:table-cell>
          <table:table-cell table:formula="of:=IF([.A44] = [.A43]; 1 + [.H43]; 1)"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45] = [.A44]; IF([.C45] = &quot;NV&quot;; [.D44] + [.B45]; [.D44]); IF([.C45] = &quot;NV&quot;; [.B45]; 0))" office:value-type="float" office:value="33" calcext:value-type="float">
            <text:p>33</text:p>
          </table:table-cell>
          <table:table-cell table:formula="of:=IF([.A45] = [.A44]; IF([.C45] = &quot;PL&quot;; [.E44] + [.B45]; [.E44]); IF([.C45] = &quot;PL&quot;; [.B45]; 0))" office:value-type="float" office:value="0" calcext:value-type="float">
            <text:p>0</text:p>
          </table:table-cell>
          <table:table-cell table:formula="of:=IF([.A45] = [.A44]; [.F44] + [.B45]; [.B45])" office:value-type="float" office:value="33" calcext:value-type="float">
            <text:p>33</text:p>
          </table:table-cell>
          <table:table-cell table:formula="of:=IF([.A45] = [.A44]; [.G44] + 3*[.B45]; 3*[.B45])" office:value-type="float" office:value="99" calcext:value-type="float">
            <text:p>99</text:p>
          </table:table-cell>
          <table:table-cell table:formula="of:=IF([.A45] = [.A44]; 1 + [.H44]; 1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46] = [.A45]; IF([.C46] = &quot;NV&quot;; [.D45] + [.B46]; [.D45]); IF([.C46] = &quot;NV&quot;; [.B46]; 0))" office:value-type="float" office:value="36" calcext:value-type="float">
            <text:p>36</text:p>
          </table:table-cell>
          <table:table-cell table:formula="of:=IF([.A46] = [.A45]; IF([.C46] = &quot;PL&quot;; [.E45] + [.B46]; [.E45]); IF([.C46] = &quot;PL&quot;; [.B46]; 0))" office:value-type="float" office:value="0" calcext:value-type="float">
            <text:p>0</text:p>
          </table:table-cell>
          <table:table-cell table:formula="of:=IF([.A46] = [.A45]; [.F45] + [.B46]; [.B46])" office:value-type="float" office:value="36" calcext:value-type="float">
            <text:p>36</text:p>
          </table:table-cell>
          <table:table-cell table:formula="of:=IF([.A46] = [.A45]; [.G45] + 3*[.B46]; 3*[.B46])" office:value-type="float" office:value="108" calcext:value-type="float">
            <text:p>108</text:p>
          </table:table-cell>
          <table:table-cell table:formula="of:=IF([.A46] = [.A45]; 1 + [.H45]; 1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47] = [.A46]; IF([.C47] = &quot;NV&quot;; [.D46] + [.B47]; [.D46]); IF([.C47] = &quot;NV&quot;; [.B47]; 0))" office:value-type="float" office:value="40" calcext:value-type="float">
            <text:p>40</text:p>
          </table:table-cell>
          <table:table-cell table:formula="of:=IF([.A47] = [.A46]; IF([.C47] = &quot;PL&quot;; [.E46] + [.B47]; [.E46]); IF([.C47] = &quot;PL&quot;; [.B47]; 0))" office:value-type="float" office:value="0" calcext:value-type="float">
            <text:p>0</text:p>
          </table:table-cell>
          <table:table-cell table:formula="of:=IF([.A47] = [.A46]; [.F46] + [.B47]; [.B47])" office:value-type="float" office:value="40" calcext:value-type="float">
            <text:p>40</text:p>
          </table:table-cell>
          <table:table-cell table:formula="of:=IF([.A47] = [.A46]; [.G46] + 3*[.B47]; 3*[.B47])" office:value-type="float" office:value="120" calcext:value-type="float">
            <text:p>120</text:p>
          </table:table-cell>
          <table:table-cell table:formula="of:=IF([.A47] = [.A46]; 1 + [.H46]; 1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48] = [.A47]; IF([.C48] = &quot;NV&quot;; [.D47] + [.B48]; [.D47]); IF([.C48] = &quot;NV&quot;; [.B48]; 0))" office:value-type="float" office:value="45" calcext:value-type="float">
            <text:p>45</text:p>
          </table:table-cell>
          <table:table-cell table:formula="of:=IF([.A48] = [.A47]; IF([.C48] = &quot;PL&quot;; [.E47] + [.B48]; [.E47]); IF([.C48] = &quot;PL&quot;; [.B48]; 0))" office:value-type="float" office:value="0" calcext:value-type="float">
            <text:p>0</text:p>
          </table:table-cell>
          <table:table-cell table:formula="of:=IF([.A48] = [.A47]; [.F47] + [.B48]; [.B48])" office:value-type="float" office:value="45" calcext:value-type="float">
            <text:p>45</text:p>
          </table:table-cell>
          <table:table-cell table:formula="of:=IF([.A48] = [.A47]; [.G47] + 3*[.B48]; 3*[.B48])" office:value-type="float" office:value="135" calcext:value-type="float">
            <text:p>135</text:p>
          </table:table-cell>
          <table:table-cell table:formula="of:=IF([.A48] = [.A47]; 1 + [.H47]; 1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49] = [.A48]; IF([.C49] = &quot;NV&quot;; [.D48] + [.B49]; [.D48]); IF([.C49] = &quot;NV&quot;; [.B49]; 0))" office:value-type="float" office:value="45" calcext:value-type="float">
            <text:p>45</text:p>
          </table:table-cell>
          <table:table-cell table:formula="of:=IF([.A49] = [.A48]; IF([.C49] = &quot;PL&quot;; [.E48] + [.B49]; [.E48]); IF([.C49] = &quot;PL&quot;; [.B49]; 0))" office:value-type="float" office:value="1" calcext:value-type="float">
            <text:p>1</text:p>
          </table:table-cell>
          <table:table-cell table:formula="of:=IF([.A49] = [.A48]; [.F48] + [.B49]; [.B49])" office:value-type="float" office:value="46" calcext:value-type="float">
            <text:p>46</text:p>
          </table:table-cell>
          <table:table-cell table:formula="of:=IF([.A49] = [.A48]; [.G48] + 3*[.B49]; 3*[.B49])" office:value-type="float" office:value="138" calcext:value-type="float">
            <text:p>138</text:p>
          </table:table-cell>
          <table:table-cell table:formula="of:=IF([.A49] = [.A48]; 1 + [.H48]; 1)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50] = [.A49]; IF([.C50] = &quot;NV&quot;; [.D49] + [.B50]; [.D49]); IF([.C50] = &quot;NV&quot;; [.B50]; 0))" office:value-type="float" office:value="45" calcext:value-type="float">
            <text:p>45</text:p>
          </table:table-cell>
          <table:table-cell table:formula="of:=IF([.A50] = [.A49]; IF([.C50] = &quot;PL&quot;; [.E49] + [.B50]; [.E49]); IF([.C50] = &quot;PL&quot;; [.B50]; 0))" office:value-type="float" office:value="3" calcext:value-type="float">
            <text:p>3</text:p>
          </table:table-cell>
          <table:table-cell table:formula="of:=IF([.A50] = [.A49]; [.F49] + [.B50]; [.B50])" office:value-type="float" office:value="48" calcext:value-type="float">
            <text:p>48</text:p>
          </table:table-cell>
          <table:table-cell table:formula="of:=IF([.A50] = [.A49]; [.G49] + 3*[.B50]; 3*[.B50])" office:value-type="float" office:value="144" calcext:value-type="float">
            <text:p>144</text:p>
          </table:table-cell>
          <table:table-cell table:formula="of:=IF([.A50] = [.A49]; 1 + [.H49]; 1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51] = [.A50]; IF([.C51] = &quot;NV&quot;; [.D50] + [.B51]; [.D50]); IF([.C51] = &quot;NV&quot;; [.B51]; 0))" office:value-type="float" office:value="45" calcext:value-type="float">
            <text:p>45</text:p>
          </table:table-cell>
          <table:table-cell table:formula="of:=IF([.A51] = [.A50]; IF([.C51] = &quot;PL&quot;; [.E50] + [.B51]; [.E50]); IF([.C51] = &quot;PL&quot;; [.B51]; 0))" office:value-type="float" office:value="6" calcext:value-type="float">
            <text:p>6</text:p>
          </table:table-cell>
          <table:table-cell table:formula="of:=IF([.A51] = [.A50]; [.F50] + [.B51]; [.B51])" office:value-type="float" office:value="51" calcext:value-type="float">
            <text:p>51</text:p>
          </table:table-cell>
          <table:table-cell table:formula="of:=IF([.A51] = [.A50]; [.G50] + 3*[.B51]; 3*[.B51])" office:value-type="float" office:value="153" calcext:value-type="float">
            <text:p>153</text:p>
          </table:table-cell>
          <table:table-cell table:formula="of:=IF([.A51] = [.A50]; 1 + [.H50]; 1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52] = [.A51]; IF([.C52] = &quot;NV&quot;; [.D51] + [.B52]; [.D51]); IF([.C52] = &quot;NV&quot;; [.B52]; 0))" office:value-type="float" office:value="45" calcext:value-type="float">
            <text:p>45</text:p>
          </table:table-cell>
          <table:table-cell table:formula="of:=IF([.A52] = [.A51]; IF([.C52] = &quot;PL&quot;; [.E51] + [.B52]; [.E51]); IF([.C52] = &quot;PL&quot;; [.B52]; 0))" office:value-type="float" office:value="10" calcext:value-type="float">
            <text:p>10</text:p>
          </table:table-cell>
          <table:table-cell table:formula="of:=IF([.A52] = [.A51]; [.F51] + [.B52]; [.B52])" office:value-type="float" office:value="55" calcext:value-type="float">
            <text:p>55</text:p>
          </table:table-cell>
          <table:table-cell table:formula="of:=IF([.A52] = [.A51]; [.G51] + 3*[.B52]; 3*[.B52])" office:value-type="float" office:value="165" calcext:value-type="float">
            <text:p>165</text:p>
          </table:table-cell>
          <table:table-cell table:formula="of:=IF([.A52] = [.A51]; 1 + [.H51]; 1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53] = [.A52]; IF([.C53] = &quot;NV&quot;; [.D52] + [.B53]; [.D52]); IF([.C53] = &quot;NV&quot;; [.B53]; 0))" office:value-type="float" office:value="45" calcext:value-type="float">
            <text:p>45</text:p>
          </table:table-cell>
          <table:table-cell table:formula="of:=IF([.A53] = [.A52]; IF([.C53] = &quot;PL&quot;; [.E52] + [.B53]; [.E52]); IF([.C53] = &quot;PL&quot;; [.B53]; 0))" office:value-type="float" office:value="15" calcext:value-type="float">
            <text:p>15</text:p>
          </table:table-cell>
          <table:table-cell table:formula="of:=IF([.A53] = [.A52]; [.F52] + [.B53]; [.B53])" office:value-type="float" office:value="60" calcext:value-type="float">
            <text:p>60</text:p>
          </table:table-cell>
          <table:table-cell table:formula="of:=IF([.A53] = [.A52]; [.G52] + 3*[.B53]; 3*[.B53])" office:value-type="float" office:value="180" calcext:value-type="float">
            <text:p>180</text:p>
          </table:table-cell>
          <table:table-cell table:formula="of:=IF([.A53] = [.A52]; 1 + [.H52]; 1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54] = [.A53]; IF([.C54] = &quot;NV&quot;; [.D53] + [.B54]; [.D53]); IF([.C54] = &quot;NV&quot;; [.B54]; 0))" office:value-type="float" office:value="45" calcext:value-type="float">
            <text:p>45</text:p>
          </table:table-cell>
          <table:table-cell table:formula="of:=IF([.A54] = [.A53]; IF([.C54] = &quot;PL&quot;; [.E53] + [.B54]; [.E53]); IF([.C54] = &quot;PL&quot;; [.B54]; 0))" office:value-type="float" office:value="16" calcext:value-type="float">
            <text:p>16</text:p>
          </table:table-cell>
          <table:table-cell table:formula="of:=IF([.A54] = [.A53]; [.F53] + [.B54]; [.B54])" office:value-type="float" office:value="61" calcext:value-type="float">
            <text:p>61</text:p>
          </table:table-cell>
          <table:table-cell table:formula="of:=IF([.A54] = [.A53]; [.G53] + 3*[.B54]; 3*[.B54])" office:value-type="float" office:value="183" calcext:value-type="float">
            <text:p>183</text:p>
          </table:table-cell>
          <table:table-cell table:formula="of:=IF([.A54] = [.A53]; 1 + [.H53]; 1)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55] = [.A54]; IF([.C55] = &quot;NV&quot;; [.D54] + [.B55]; [.D54]); IF([.C55] = &quot;NV&quot;; [.B55]; 0))" office:value-type="float" office:value="45" calcext:value-type="float">
            <text:p>45</text:p>
          </table:table-cell>
          <table:table-cell table:formula="of:=IF([.A55] = [.A54]; IF([.C55] = &quot;PL&quot;; [.E54] + [.B55]; [.E54]); IF([.C55] = &quot;PL&quot;; [.B55]; 0))" office:value-type="float" office:value="18" calcext:value-type="float">
            <text:p>18</text:p>
          </table:table-cell>
          <table:table-cell table:formula="of:=IF([.A55] = [.A54]; [.F54] + [.B55]; [.B55])" office:value-type="float" office:value="63" calcext:value-type="float">
            <text:p>63</text:p>
          </table:table-cell>
          <table:table-cell table:formula="of:=IF([.A55] = [.A54]; [.G54] + 3*[.B55]; 3*[.B55])" office:value-type="float" office:value="189" calcext:value-type="float">
            <text:p>189</text:p>
          </table:table-cell>
          <table:table-cell table:formula="of:=IF([.A55] = [.A54]; 1 + [.H54]; 1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56] = [.A55]; IF([.C56] = &quot;NV&quot;; [.D55] + [.B56]; [.D55]); IF([.C56] = &quot;NV&quot;; [.B56]; 0))" office:value-type="float" office:value="45" calcext:value-type="float">
            <text:p>45</text:p>
          </table:table-cell>
          <table:table-cell table:formula="of:=IF([.A56] = [.A55]; IF([.C56] = &quot;PL&quot;; [.E55] + [.B56]; [.E55]); IF([.C56] = &quot;PL&quot;; [.B56]; 0))" office:value-type="float" office:value="21" calcext:value-type="float">
            <text:p>21</text:p>
          </table:table-cell>
          <table:table-cell table:formula="of:=IF([.A56] = [.A55]; [.F55] + [.B56]; [.B56])" office:value-type="float" office:value="66" calcext:value-type="float">
            <text:p>66</text:p>
          </table:table-cell>
          <table:table-cell table:formula="of:=IF([.A56] = [.A55]; [.G55] + 3*[.B56]; 3*[.B56])" office:value-type="float" office:value="198" calcext:value-type="float">
            <text:p>198</text:p>
          </table:table-cell>
          <table:table-cell table:formula="of:=IF([.A56] = [.A55]; 1 + [.H55]; 1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57] = [.A56]; IF([.C57] = &quot;NV&quot;; [.D56] + [.B57]; [.D56]); IF([.C57] = &quot;NV&quot;; [.B57]; 0))" office:value-type="float" office:value="45" calcext:value-type="float">
            <text:p>45</text:p>
          </table:table-cell>
          <table:table-cell table:formula="of:=IF([.A57] = [.A56]; IF([.C57] = &quot;PL&quot;; [.E56] + [.B57]; [.E56]); IF([.C57] = &quot;PL&quot;; [.B57]; 0))" office:value-type="float" office:value="25" calcext:value-type="float">
            <text:p>25</text:p>
          </table:table-cell>
          <table:table-cell table:formula="of:=IF([.A57] = [.A56]; [.F56] + [.B57]; [.B57])" office:value-type="float" office:value="70" calcext:value-type="float">
            <text:p>70</text:p>
          </table:table-cell>
          <table:table-cell table:formula="of:=IF([.A57] = [.A56]; [.G56] + 3*[.B57]; 3*[.B57])" office:value-type="float" office:value="210" calcext:value-type="float">
            <text:p>210</text:p>
          </table:table-cell>
          <table:table-cell table:formula="of:=IF([.A57] = [.A56]; 1 + [.H56]; 1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58] = [.A57]; IF([.C58] = &quot;NV&quot;; [.D57] + [.B58]; [.D57]); IF([.C58] = &quot;NV&quot;; [.B58]; 0))" office:value-type="float" office:value="45" calcext:value-type="float">
            <text:p>45</text:p>
          </table:table-cell>
          <table:table-cell table:formula="of:=IF([.A58] = [.A57]; IF([.C58] = &quot;PL&quot;; [.E57] + [.B58]; [.E57]); IF([.C58] = &quot;PL&quot;; [.B58]; 0))" office:value-type="float" office:value="30" calcext:value-type="float">
            <text:p>30</text:p>
          </table:table-cell>
          <table:table-cell table:formula="of:=IF([.A58] = [.A57]; [.F57] + [.B58]; [.B58])" office:value-type="float" office:value="75" calcext:value-type="float">
            <text:p>75</text:p>
          </table:table-cell>
          <table:table-cell table:formula="of:=IF([.A58] = [.A57]; [.G57] + 3*[.B58]; 3*[.B58])" office:value-type="float" office:value="225" calcext:value-type="float">
            <text:p>225</text:p>
          </table:table-cell>
          <table:table-cell table:formula="of:=IF([.A58] = [.A57]; 1 + [.H57]; 1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59] = [.A58]; IF([.C59] = &quot;NV&quot;; [.D58] + [.B59]; [.D58]); IF([.C59] = &quot;NV&quot;; [.B59]; 0))" office:value-type="float" office:value="45" calcext:value-type="float">
            <text:p>45</text:p>
          </table:table-cell>
          <table:table-cell table:formula="of:=IF([.A59] = [.A58]; IF([.C59] = &quot;PL&quot;; [.E58] + [.B59]; [.E58]); IF([.C59] = &quot;PL&quot;; [.B59]; 0))" office:value-type="float" office:value="31" calcext:value-type="float">
            <text:p>31</text:p>
          </table:table-cell>
          <table:table-cell table:formula="of:=IF([.A59] = [.A58]; [.F58] + [.B59]; [.B59])" office:value-type="float" office:value="76" calcext:value-type="float">
            <text:p>76</text:p>
          </table:table-cell>
          <table:table-cell table:formula="of:=IF([.A59] = [.A58]; [.G58] + 3*[.B59]; 3*[.B59])" office:value-type="float" office:value="228" calcext:value-type="float">
            <text:p>228</text:p>
          </table:table-cell>
          <table:table-cell table:formula="of:=IF([.A59] = [.A58]; 1 + [.H58]; 1)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60] = [.A59]; IF([.C60] = &quot;NV&quot;; [.D59] + [.B60]; [.D59]); IF([.C60] = &quot;NV&quot;; [.B60]; 0))" office:value-type="float" office:value="45" calcext:value-type="float">
            <text:p>45</text:p>
          </table:table-cell>
          <table:table-cell table:formula="of:=IF([.A60] = [.A59]; IF([.C60] = &quot;PL&quot;; [.E59] + [.B60]; [.E59]); IF([.C60] = &quot;PL&quot;; [.B60]; 0))" office:value-type="float" office:value="33" calcext:value-type="float">
            <text:p>33</text:p>
          </table:table-cell>
          <table:table-cell table:formula="of:=IF([.A60] = [.A59]; [.F59] + [.B60]; [.B60])" office:value-type="float" office:value="78" calcext:value-type="float">
            <text:p>78</text:p>
          </table:table-cell>
          <table:table-cell table:formula="of:=IF([.A60] = [.A59]; [.G59] + 3*[.B60]; 3*[.B60])" office:value-type="float" office:value="234" calcext:value-type="float">
            <text:p>234</text:p>
          </table:table-cell>
          <table:table-cell table:formula="of:=IF([.A60] = [.A59]; 1 + [.H59]; 1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61] = [.A60]; IF([.C61] = &quot;NV&quot;; [.D60] + [.B61]; [.D60]); IF([.C61] = &quot;NV&quot;; [.B61]; 0))" office:value-type="float" office:value="45" calcext:value-type="float">
            <text:p>45</text:p>
          </table:table-cell>
          <table:table-cell table:formula="of:=IF([.A61] = [.A60]; IF([.C61] = &quot;PL&quot;; [.E60] + [.B61]; [.E60]); IF([.C61] = &quot;PL&quot;; [.B61]; 0))" office:value-type="float" office:value="36" calcext:value-type="float">
            <text:p>36</text:p>
          </table:table-cell>
          <table:table-cell table:formula="of:=IF([.A61] = [.A60]; [.F60] + [.B61]; [.B61])" office:value-type="float" office:value="81" calcext:value-type="float">
            <text:p>81</text:p>
          </table:table-cell>
          <table:table-cell table:formula="of:=IF([.A61] = [.A60]; [.G60] + 3*[.B61]; 3*[.B61])" office:value-type="float" office:value="243" calcext:value-type="float">
            <text:p>243</text:p>
          </table:table-cell>
          <table:table-cell table:formula="of:=IF([.A61] = [.A60]; 1 + [.H60]; 1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62] = [.A61]; IF([.C62] = &quot;NV&quot;; [.D61] + [.B62]; [.D61]); IF([.C62] = &quot;NV&quot;; [.B62]; 0))" office:value-type="float" office:value="45" calcext:value-type="float">
            <text:p>45</text:p>
          </table:table-cell>
          <table:table-cell table:formula="of:=IF([.A62] = [.A61]; IF([.C62] = &quot;PL&quot;; [.E61] + [.B62]; [.E61]); IF([.C62] = &quot;PL&quot;; [.B62]; 0))" office:value-type="float" office:value="40" calcext:value-type="float">
            <text:p>40</text:p>
          </table:table-cell>
          <table:table-cell table:formula="of:=IF([.A62] = [.A61]; [.F61] + [.B62]; [.B62])" office:value-type="float" office:value="85" calcext:value-type="float">
            <text:p>85</text:p>
          </table:table-cell>
          <table:table-cell table:formula="of:=IF([.A62] = [.A61]; [.G61] + 3*[.B62]; 3*[.B62])" office:value-type="float" office:value="255" calcext:value-type="float">
            <text:p>255</text:p>
          </table:table-cell>
          <table:table-cell table:formula="of:=IF([.A62] = [.A61]; 1 + [.H61]; 1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63] = [.A62]; IF([.C63] = &quot;NV&quot;; [.D62] + [.B63]; [.D62]); IF([.C63] = &quot;NV&quot;; [.B63]; 0))" office:value-type="float" office:value="45" calcext:value-type="float">
            <text:p>45</text:p>
          </table:table-cell>
          <table:table-cell table:formula="of:=IF([.A63] = [.A62]; IF([.C63] = &quot;PL&quot;; [.E62] + [.B63]; [.E62]); IF([.C63] = &quot;PL&quot;; [.B63]; 0))" office:value-type="float" office:value="45" calcext:value-type="float">
            <text:p>45</text:p>
          </table:table-cell>
          <table:table-cell table:formula="of:=IF([.A63] = [.A62]; [.F62] + [.B63]; [.B63])" office:value-type="float" office:value="90" calcext:value-type="float">
            <text:p>90</text:p>
          </table:table-cell>
          <table:table-cell table:formula="of:=IF([.A63] = [.A62]; [.G62] + 3*[.B63]; 3*[.B63])" office:value-type="float" office:value="270" calcext:value-type="float">
            <text:p>270</text:p>
          </table:table-cell>
          <table:table-cell table:formula="of:=IF([.A63] = [.A62]; 1 + [.H62]; 1)"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64] = [.A63]; IF([.C64] = &quot;NV&quot;; [.D63] + [.B64]; [.D63]); IF([.C64] = &quot;NV&quot;; [.B64]; 0))" office:value-type="float" office:value="47" calcext:value-type="float">
            <text:p>47</text:p>
          </table:table-cell>
          <table:table-cell table:formula="of:=IF([.A64] = [.A63]; IF([.C64] = &quot;PL&quot;; [.E63] + [.B64]; [.E63]); IF([.C64] = &quot;PL&quot;; [.B64]; 0))" office:value-type="float" office:value="45" calcext:value-type="float">
            <text:p>45</text:p>
          </table:table-cell>
          <table:table-cell table:formula="of:=IF([.A64] = [.A63]; [.F63] + [.B64]; [.B64])" office:value-type="float" office:value="92" calcext:value-type="float">
            <text:p>92</text:p>
          </table:table-cell>
          <table:table-cell table:formula="of:=IF([.A64] = [.A63]; [.G63] + 3*[.B64]; 3*[.B64])" office:value-type="float" office:value="276" calcext:value-type="float">
            <text:p>276</text:p>
          </table:table-cell>
          <table:table-cell table:formula="of:=IF([.A64] = [.A63]; 1 + [.H63]; 1)"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65] = [.A64]; IF([.C65] = &quot;NV&quot;; [.D64] + [.B65]; [.D64]); IF([.C65] = &quot;NV&quot;; [.B65]; 0))" office:value-type="float" office:value="47" calcext:value-type="float">
            <text:p>47</text:p>
          </table:table-cell>
          <table:table-cell table:formula="of:=IF([.A65] = [.A64]; IF([.C65] = &quot;PL&quot;; [.E64] + [.B65]; [.E64]); IF([.C65] = &quot;PL&quot;; [.B65]; 0))" office:value-type="float" office:value="47" calcext:value-type="float">
            <text:p>47</text:p>
          </table:table-cell>
          <table:table-cell table:formula="of:=IF([.A65] = [.A64]; [.F64] + [.B65]; [.B65])" office:value-type="float" office:value="94" calcext:value-type="float">
            <text:p>94</text:p>
          </table:table-cell>
          <table:table-cell table:formula="of:=IF([.A65] = [.A64]; [.G64] + 3*[.B65]; 3*[.B65])" office:value-type="float" office:value="282" calcext:value-type="float">
            <text:p>282</text:p>
          </table:table-cell>
          <table:table-cell table:formula="of:=IF([.A65] = [.A64]; 1 + [.H64]; 1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66] = [.A65]; IF([.C66] = &quot;NV&quot;; [.D65] + [.B66]; [.D65]); IF([.C66] = &quot;NV&quot;; [.B66]; 0))" office:value-type="float" office:value="1" calcext:value-type="float">
            <text:p>1</text:p>
          </table:table-cell>
          <table:table-cell table:formula="of:=IF([.A66] = [.A65]; IF([.C66] = &quot;PL&quot;; [.E65] + [.B66]; [.E65]); IF([.C66] = &quot;PL&quot;; [.B66]; 0))" office:value-type="float" office:value="0" calcext:value-type="float">
            <text:p>0</text:p>
          </table:table-cell>
          <table:table-cell table:formula="of:=IF([.A66] = [.A65]; [.F65] + [.B66]; [.B66])" office:value-type="float" office:value="1" calcext:value-type="float">
            <text:p>1</text:p>
          </table:table-cell>
          <table:table-cell table:formula="of:=IF([.A66] = [.A65]; [.G65] + 3*[.B66]; 3*[.B66])" office:value-type="float" office:value="3" calcext:value-type="float">
            <text:p>3</text:p>
          </table:table-cell>
          <table:table-cell table:formula="of:=IF([.A66] = [.A65]; 1 + [.H65]; 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67] = [.A66]; IF([.C67] = &quot;NV&quot;; [.D66] + [.B67]; [.D66]); IF([.C67] = &quot;NV&quot;; [.B67]; 0))" office:value-type="float" office:value="3" calcext:value-type="float">
            <text:p>3</text:p>
          </table:table-cell>
          <table:table-cell table:formula="of:=IF([.A67] = [.A66]; IF([.C67] = &quot;PL&quot;; [.E66] + [.B67]; [.E66]); IF([.C67] = &quot;PL&quot;; [.B67]; 0))" office:value-type="float" office:value="0" calcext:value-type="float">
            <text:p>0</text:p>
          </table:table-cell>
          <table:table-cell table:formula="of:=IF([.A67] = [.A66]; [.F66] + [.B67]; [.B67])" office:value-type="float" office:value="3" calcext:value-type="float">
            <text:p>3</text:p>
          </table:table-cell>
          <table:table-cell table:formula="of:=IF([.A67] = [.A66]; [.G66] + 3*[.B67]; 3*[.B67])" office:value-type="float" office:value="9" calcext:value-type="float">
            <text:p>9</text:p>
          </table:table-cell>
          <table:table-cell table:formula="of:=IF([.A67] = [.A66]; 1 + [.H66]; 1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68] = [.A67]; IF([.C68] = &quot;NV&quot;; [.D67] + [.B68]; [.D67]); IF([.C68] = &quot;NV&quot;; [.B68]; 0))" office:value-type="float" office:value="6" calcext:value-type="float">
            <text:p>6</text:p>
          </table:table-cell>
          <table:table-cell table:formula="of:=IF([.A68] = [.A67]; IF([.C68] = &quot;PL&quot;; [.E67] + [.B68]; [.E67]); IF([.C68] = &quot;PL&quot;; [.B68]; 0))" office:value-type="float" office:value="0" calcext:value-type="float">
            <text:p>0</text:p>
          </table:table-cell>
          <table:table-cell table:formula="of:=IF([.A68] = [.A67]; [.F67] + [.B68]; [.B68])" office:value-type="float" office:value="6" calcext:value-type="float">
            <text:p>6</text:p>
          </table:table-cell>
          <table:table-cell table:formula="of:=IF([.A68] = [.A67]; [.G67] + 3*[.B68]; 3*[.B68])" office:value-type="float" office:value="18" calcext:value-type="float">
            <text:p>18</text:p>
          </table:table-cell>
          <table:table-cell table:formula="of:=IF([.A68] = [.A67]; 1 + [.H67]; 1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69] = [.A68]; IF([.C69] = &quot;NV&quot;; [.D68] + [.B69]; [.D68]); IF([.C69] = &quot;NV&quot;; [.B69]; 0))" office:value-type="float" office:value="10" calcext:value-type="float">
            <text:p>10</text:p>
          </table:table-cell>
          <table:table-cell table:formula="of:=IF([.A69] = [.A68]; IF([.C69] = &quot;PL&quot;; [.E68] + [.B69]; [.E68]); IF([.C69] = &quot;PL&quot;; [.B69]; 0))" office:value-type="float" office:value="0" calcext:value-type="float">
            <text:p>0</text:p>
          </table:table-cell>
          <table:table-cell table:formula="of:=IF([.A69] = [.A68]; [.F68] + [.B69]; [.B69])" office:value-type="float" office:value="10" calcext:value-type="float">
            <text:p>10</text:p>
          </table:table-cell>
          <table:table-cell table:formula="of:=IF([.A69] = [.A68]; [.G68] + 3*[.B69]; 3*[.B69])" office:value-type="float" office:value="30" calcext:value-type="float">
            <text:p>30</text:p>
          </table:table-cell>
          <table:table-cell table:formula="of:=IF([.A69] = [.A68]; 1 + [.H68]; 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70] = [.A69]; IF([.C70] = &quot;NV&quot;; [.D69] + [.B70]; [.D69]); IF([.C70] = &quot;NV&quot;; [.B70]; 0))" office:value-type="float" office:value="15" calcext:value-type="float">
            <text:p>15</text:p>
          </table:table-cell>
          <table:table-cell table:formula="of:=IF([.A70] = [.A69]; IF([.C70] = &quot;PL&quot;; [.E69] + [.B70]; [.E69]); IF([.C70] = &quot;PL&quot;; [.B70]; 0))" office:value-type="float" office:value="0" calcext:value-type="float">
            <text:p>0</text:p>
          </table:table-cell>
          <table:table-cell table:formula="of:=IF([.A70] = [.A69]; [.F69] + [.B70]; [.B70])" office:value-type="float" office:value="15" calcext:value-type="float">
            <text:p>15</text:p>
          </table:table-cell>
          <table:table-cell table:formula="of:=IF([.A70] = [.A69]; [.G69] + 3*[.B70]; 3*[.B70])" office:value-type="float" office:value="45" calcext:value-type="float">
            <text:p>45</text:p>
          </table:table-cell>
          <table:table-cell table:formula="of:=IF([.A70] = [.A69]; 1 + [.H69]; 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71] = [.A70]; IF([.C71] = &quot;NV&quot;; [.D70] + [.B71]; [.D70]); IF([.C71] = &quot;NV&quot;; [.B71]; 0))" office:value-type="float" office:value="16" calcext:value-type="float">
            <text:p>16</text:p>
          </table:table-cell>
          <table:table-cell table:formula="of:=IF([.A71] = [.A70]; IF([.C71] = &quot;PL&quot;; [.E70] + [.B71]; [.E70]); IF([.C71] = &quot;PL&quot;; [.B71]; 0))" office:value-type="float" office:value="0" calcext:value-type="float">
            <text:p>0</text:p>
          </table:table-cell>
          <table:table-cell table:formula="of:=IF([.A71] = [.A70]; [.F70] + [.B71]; [.B71])" office:value-type="float" office:value="16" calcext:value-type="float">
            <text:p>16</text:p>
          </table:table-cell>
          <table:table-cell table:formula="of:=IF([.A71] = [.A70]; [.G70] + 3*[.B71]; 3*[.B71])" office:value-type="float" office:value="48" calcext:value-type="float">
            <text:p>48</text:p>
          </table:table-cell>
          <table:table-cell table:formula="of:=IF([.A71] = [.A70]; 1 + [.H70]; 1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72] = [.A71]; IF([.C72] = &quot;NV&quot;; [.D71] + [.B72]; [.D71]); IF([.C72] = &quot;NV&quot;; [.B72]; 0))" office:value-type="float" office:value="18" calcext:value-type="float">
            <text:p>18</text:p>
          </table:table-cell>
          <table:table-cell table:formula="of:=IF([.A72] = [.A71]; IF([.C72] = &quot;PL&quot;; [.E71] + [.B72]; [.E71]); IF([.C72] = &quot;PL&quot;; [.B72]; 0))" office:value-type="float" office:value="0" calcext:value-type="float">
            <text:p>0</text:p>
          </table:table-cell>
          <table:table-cell table:formula="of:=IF([.A72] = [.A71]; [.F71] + [.B72]; [.B72])" office:value-type="float" office:value="18" calcext:value-type="float">
            <text:p>18</text:p>
          </table:table-cell>
          <table:table-cell table:formula="of:=IF([.A72] = [.A71]; [.G71] + 3*[.B72]; 3*[.B72])" office:value-type="float" office:value="54" calcext:value-type="float">
            <text:p>54</text:p>
          </table:table-cell>
          <table:table-cell table:formula="of:=IF([.A72] = [.A71]; 1 + [.H71]; 1)"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73] = [.A72]; IF([.C73] = &quot;NV&quot;; [.D72] + [.B73]; [.D72]); IF([.C73] = &quot;NV&quot;; [.B73]; 0))" office:value-type="float" office:value="21" calcext:value-type="float">
            <text:p>21</text:p>
          </table:table-cell>
          <table:table-cell table:formula="of:=IF([.A73] = [.A72]; IF([.C73] = &quot;PL&quot;; [.E72] + [.B73]; [.E72]); IF([.C73] = &quot;PL&quot;; [.B73]; 0))" office:value-type="float" office:value="0" calcext:value-type="float">
            <text:p>0</text:p>
          </table:table-cell>
          <table:table-cell table:formula="of:=IF([.A73] = [.A72]; [.F72] + [.B73]; [.B73])" office:value-type="float" office:value="21" calcext:value-type="float">
            <text:p>21</text:p>
          </table:table-cell>
          <table:table-cell table:formula="of:=IF([.A73] = [.A72]; [.G72] + 3*[.B73]; 3*[.B73])" office:value-type="float" office:value="63" calcext:value-type="float">
            <text:p>63</text:p>
          </table:table-cell>
          <table:table-cell table:formula="of:=IF([.A73] = [.A72]; 1 + [.H72]; 1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74] = [.A73]; IF([.C74] = &quot;NV&quot;; [.D73] + [.B74]; [.D73]); IF([.C74] = &quot;NV&quot;; [.B74]; 0))" office:value-type="float" office:value="25" calcext:value-type="float">
            <text:p>25</text:p>
          </table:table-cell>
          <table:table-cell table:formula="of:=IF([.A74] = [.A73]; IF([.C74] = &quot;PL&quot;; [.E73] + [.B74]; [.E73]); IF([.C74] = &quot;PL&quot;; [.B74]; 0))" office:value-type="float" office:value="0" calcext:value-type="float">
            <text:p>0</text:p>
          </table:table-cell>
          <table:table-cell table:formula="of:=IF([.A74] = [.A73]; [.F73] + [.B74]; [.B74])" office:value-type="float" office:value="25" calcext:value-type="float">
            <text:p>25</text:p>
          </table:table-cell>
          <table:table-cell table:formula="of:=IF([.A74] = [.A73]; [.G73] + 3*[.B74]; 3*[.B74])" office:value-type="float" office:value="75" calcext:value-type="float">
            <text:p>75</text:p>
          </table:table-cell>
          <table:table-cell table:formula="of:=IF([.A74] = [.A73]; 1 + [.H73]; 1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75] = [.A74]; IF([.C75] = &quot;NV&quot;; [.D74] + [.B75]; [.D74]); IF([.C75] = &quot;NV&quot;; [.B75]; 0))" office:value-type="float" office:value="30" calcext:value-type="float">
            <text:p>30</text:p>
          </table:table-cell>
          <table:table-cell table:formula="of:=IF([.A75] = [.A74]; IF([.C75] = &quot;PL&quot;; [.E74] + [.B75]; [.E74]); IF([.C75] = &quot;PL&quot;; [.B75]; 0))" office:value-type="float" office:value="0" calcext:value-type="float">
            <text:p>0</text:p>
          </table:table-cell>
          <table:table-cell table:formula="of:=IF([.A75] = [.A74]; [.F74] + [.B75]; [.B75])" office:value-type="float" office:value="30" calcext:value-type="float">
            <text:p>30</text:p>
          </table:table-cell>
          <table:table-cell table:formula="of:=IF([.A75] = [.A74]; [.G74] + 3*[.B75]; 3*[.B75])" office:value-type="float" office:value="90" calcext:value-type="float">
            <text:p>90</text:p>
          </table:table-cell>
          <table:table-cell table:formula="of:=IF([.A75] = [.A74]; 1 + [.H74]; 1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76] = [.A75]; IF([.C76] = &quot;NV&quot;; [.D75] + [.B76]; [.D75]); IF([.C76] = &quot;NV&quot;; [.B76]; 0))" office:value-type="float" office:value="31" calcext:value-type="float">
            <text:p>31</text:p>
          </table:table-cell>
          <table:table-cell table:formula="of:=IF([.A76] = [.A75]; IF([.C76] = &quot;PL&quot;; [.E75] + [.B76]; [.E75]); IF([.C76] = &quot;PL&quot;; [.B76]; 0))" office:value-type="float" office:value="0" calcext:value-type="float">
            <text:p>0</text:p>
          </table:table-cell>
          <table:table-cell table:formula="of:=IF([.A76] = [.A75]; [.F75] + [.B76]; [.B76])" office:value-type="float" office:value="31" calcext:value-type="float">
            <text:p>31</text:p>
          </table:table-cell>
          <table:table-cell table:formula="of:=IF([.A76] = [.A75]; [.G75] + 3*[.B76]; 3*[.B76])" office:value-type="float" office:value="93" calcext:value-type="float">
            <text:p>93</text:p>
          </table:table-cell>
          <table:table-cell table:formula="of:=IF([.A76] = [.A75]; 1 + [.H75]; 1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77] = [.A76]; IF([.C77] = &quot;NV&quot;; [.D76] + [.B77]; [.D76]); IF([.C77] = &quot;NV&quot;; [.B77]; 0))" office:value-type="float" office:value="33" calcext:value-type="float">
            <text:p>33</text:p>
          </table:table-cell>
          <table:table-cell table:formula="of:=IF([.A77] = [.A76]; IF([.C77] = &quot;PL&quot;; [.E76] + [.B77]; [.E76]); IF([.C77] = &quot;PL&quot;; [.B77]; 0))" office:value-type="float" office:value="0" calcext:value-type="float">
            <text:p>0</text:p>
          </table:table-cell>
          <table:table-cell table:formula="of:=IF([.A77] = [.A76]; [.F76] + [.B77]; [.B77])" office:value-type="float" office:value="33" calcext:value-type="float">
            <text:p>33</text:p>
          </table:table-cell>
          <table:table-cell table:formula="of:=IF([.A77] = [.A76]; [.G76] + 3*[.B77]; 3*[.B77])" office:value-type="float" office:value="99" calcext:value-type="float">
            <text:p>99</text:p>
          </table:table-cell>
          <table:table-cell table:formula="of:=IF([.A77] = [.A76]; 1 + [.H76]; 1)"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78] = [.A77]; IF([.C78] = &quot;NV&quot;; [.D77] + [.B78]; [.D77]); IF([.C78] = &quot;NV&quot;; [.B78]; 0))" office:value-type="float" office:value="36" calcext:value-type="float">
            <text:p>36</text:p>
          </table:table-cell>
          <table:table-cell table:formula="of:=IF([.A78] = [.A77]; IF([.C78] = &quot;PL&quot;; [.E77] + [.B78]; [.E77]); IF([.C78] = &quot;PL&quot;; [.B78]; 0))" office:value-type="float" office:value="0" calcext:value-type="float">
            <text:p>0</text:p>
          </table:table-cell>
          <table:table-cell table:formula="of:=IF([.A78] = [.A77]; [.F77] + [.B78]; [.B78])" office:value-type="float" office:value="36" calcext:value-type="float">
            <text:p>36</text:p>
          </table:table-cell>
          <table:table-cell table:formula="of:=IF([.A78] = [.A77]; [.G77] + 3*[.B78]; 3*[.B78])" office:value-type="float" office:value="108" calcext:value-type="float">
            <text:p>108</text:p>
          </table:table-cell>
          <table:table-cell table:formula="of:=IF([.A78] = [.A77]; 1 + [.H77]; 1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79] = [.A78]; IF([.C79] = &quot;NV&quot;; [.D78] + [.B79]; [.D78]); IF([.C79] = &quot;NV&quot;; [.B79]; 0))" office:value-type="float" office:value="40" calcext:value-type="float">
            <text:p>40</text:p>
          </table:table-cell>
          <table:table-cell table:formula="of:=IF([.A79] = [.A78]; IF([.C79] = &quot;PL&quot;; [.E78] + [.B79]; [.E78]); IF([.C79] = &quot;PL&quot;; [.B79]; 0))" office:value-type="float" office:value="0" calcext:value-type="float">
            <text:p>0</text:p>
          </table:table-cell>
          <table:table-cell table:formula="of:=IF([.A79] = [.A78]; [.F78] + [.B79]; [.B79])" office:value-type="float" office:value="40" calcext:value-type="float">
            <text:p>40</text:p>
          </table:table-cell>
          <table:table-cell table:formula="of:=IF([.A79] = [.A78]; [.G78] + 3*[.B79]; 3*[.B79])" office:value-type="float" office:value="120" calcext:value-type="float">
            <text:p>120</text:p>
          </table:table-cell>
          <table:table-cell table:formula="of:=IF([.A79] = [.A78]; 1 + [.H78]; 1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80] = [.A79]; IF([.C80] = &quot;NV&quot;; [.D79] + [.B80]; [.D79]); IF([.C80] = &quot;NV&quot;; [.B80]; 0))" office:value-type="float" office:value="45" calcext:value-type="float">
            <text:p>45</text:p>
          </table:table-cell>
          <table:table-cell table:formula="of:=IF([.A80] = [.A79]; IF([.C80] = &quot;PL&quot;; [.E79] + [.B80]; [.E79]); IF([.C80] = &quot;PL&quot;; [.B80]; 0))" office:value-type="float" office:value="0" calcext:value-type="float">
            <text:p>0</text:p>
          </table:table-cell>
          <table:table-cell table:formula="of:=IF([.A80] = [.A79]; [.F79] + [.B80]; [.B80])" office:value-type="float" office:value="45" calcext:value-type="float">
            <text:p>45</text:p>
          </table:table-cell>
          <table:table-cell table:formula="of:=IF([.A80] = [.A79]; [.G79] + 3*[.B80]; 3*[.B80])" office:value-type="float" office:value="135" calcext:value-type="float">
            <text:p>135</text:p>
          </table:table-cell>
          <table:table-cell table:formula="of:=IF([.A80] = [.A79]; 1 + [.H79]; 1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81] = [.A80]; IF([.C81] = &quot;NV&quot;; [.D80] + [.B81]; [.D80]); IF([.C81] = &quot;NV&quot;; [.B81]; 0))" office:value-type="float" office:value="45" calcext:value-type="float">
            <text:p>45</text:p>
          </table:table-cell>
          <table:table-cell table:formula="of:=IF([.A81] = [.A80]; IF([.C81] = &quot;PL&quot;; [.E80] + [.B81]; [.E80]); IF([.C81] = &quot;PL&quot;; [.B81]; 0))" office:value-type="float" office:value="1" calcext:value-type="float">
            <text:p>1</text:p>
          </table:table-cell>
          <table:table-cell table:formula="of:=IF([.A81] = [.A80]; [.F80] + [.B81]; [.B81])" office:value-type="float" office:value="46" calcext:value-type="float">
            <text:p>46</text:p>
          </table:table-cell>
          <table:table-cell table:formula="of:=IF([.A81] = [.A80]; [.G80] + 3*[.B81]; 3*[.B81])" office:value-type="float" office:value="138" calcext:value-type="float">
            <text:p>138</text:p>
          </table:table-cell>
          <table:table-cell table:formula="of:=IF([.A81] = [.A80]; 1 + [.H80]; 1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82] = [.A81]; IF([.C82] = &quot;NV&quot;; [.D81] + [.B82]; [.D81]); IF([.C82] = &quot;NV&quot;; [.B82]; 0))" office:value-type="float" office:value="45" calcext:value-type="float">
            <text:p>45</text:p>
          </table:table-cell>
          <table:table-cell table:formula="of:=IF([.A82] = [.A81]; IF([.C82] = &quot;PL&quot;; [.E81] + [.B82]; [.E81]); IF([.C82] = &quot;PL&quot;; [.B82]; 0))" office:value-type="float" office:value="3" calcext:value-type="float">
            <text:p>3</text:p>
          </table:table-cell>
          <table:table-cell table:formula="of:=IF([.A82] = [.A81]; [.F81] + [.B82]; [.B82])" office:value-type="float" office:value="48" calcext:value-type="float">
            <text:p>48</text:p>
          </table:table-cell>
          <table:table-cell table:formula="of:=IF([.A82] = [.A81]; [.G81] + 3*[.B82]; 3*[.B82])" office:value-type="float" office:value="144" calcext:value-type="float">
            <text:p>144</text:p>
          </table:table-cell>
          <table:table-cell table:formula="of:=IF([.A82] = [.A81]; 1 + [.H81]; 1)" office:value-type="float" office:value="17" calcext:value-type="float">
            <text:p>17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83] = [.A82]; IF([.C83] = &quot;NV&quot;; [.D82] + [.B83]; [.D82]); IF([.C83] = &quot;NV&quot;; [.B83]; 0))" office:value-type="float" office:value="45" calcext:value-type="float">
            <text:p>45</text:p>
          </table:table-cell>
          <table:table-cell table:formula="of:=IF([.A83] = [.A82]; IF([.C83] = &quot;PL&quot;; [.E82] + [.B83]; [.E82]); IF([.C83] = &quot;PL&quot;; [.B83]; 0))" office:value-type="float" office:value="6" calcext:value-type="float">
            <text:p>6</text:p>
          </table:table-cell>
          <table:table-cell table:formula="of:=IF([.A83] = [.A82]; [.F82] + [.B83]; [.B83])" office:value-type="float" office:value="51" calcext:value-type="float">
            <text:p>51</text:p>
          </table:table-cell>
          <table:table-cell table:formula="of:=IF([.A83] = [.A82]; [.G82] + 3*[.B83]; 3*[.B83])" office:value-type="float" office:value="153" calcext:value-type="float">
            <text:p>153</text:p>
          </table:table-cell>
          <table:table-cell table:formula="of:=IF([.A83] = [.A82]; 1 + [.H82]; 1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84] = [.A83]; IF([.C84] = &quot;NV&quot;; [.D83] + [.B84]; [.D83]); IF([.C84] = &quot;NV&quot;; [.B84]; 0))" office:value-type="float" office:value="45" calcext:value-type="float">
            <text:p>45</text:p>
          </table:table-cell>
          <table:table-cell table:formula="of:=IF([.A84] = [.A83]; IF([.C84] = &quot;PL&quot;; [.E83] + [.B84]; [.E83]); IF([.C84] = &quot;PL&quot;; [.B84]; 0))" office:value-type="float" office:value="10" calcext:value-type="float">
            <text:p>10</text:p>
          </table:table-cell>
          <table:table-cell table:formula="of:=IF([.A84] = [.A83]; [.F83] + [.B84]; [.B84])" office:value-type="float" office:value="55" calcext:value-type="float">
            <text:p>55</text:p>
          </table:table-cell>
          <table:table-cell table:formula="of:=IF([.A84] = [.A83]; [.G83] + 3*[.B84]; 3*[.B84])" office:value-type="float" office:value="165" calcext:value-type="float">
            <text:p>165</text:p>
          </table:table-cell>
          <table:table-cell table:formula="of:=IF([.A84] = [.A83]; 1 + [.H83]; 1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85] = [.A84]; IF([.C85] = &quot;NV&quot;; [.D84] + [.B85]; [.D84]); IF([.C85] = &quot;NV&quot;; [.B85]; 0))" office:value-type="float" office:value="45" calcext:value-type="float">
            <text:p>45</text:p>
          </table:table-cell>
          <table:table-cell table:formula="of:=IF([.A85] = [.A84]; IF([.C85] = &quot;PL&quot;; [.E84] + [.B85]; [.E84]); IF([.C85] = &quot;PL&quot;; [.B85]; 0))" office:value-type="float" office:value="15" calcext:value-type="float">
            <text:p>15</text:p>
          </table:table-cell>
          <table:table-cell table:formula="of:=IF([.A85] = [.A84]; [.F84] + [.B85]; [.B85])" office:value-type="float" office:value="60" calcext:value-type="float">
            <text:p>60</text:p>
          </table:table-cell>
          <table:table-cell table:formula="of:=IF([.A85] = [.A84]; [.G84] + 3*[.B85]; 3*[.B85])" office:value-type="float" office:value="180" calcext:value-type="float">
            <text:p>180</text:p>
          </table:table-cell>
          <table:table-cell table:formula="of:=IF([.A85] = [.A84]; 1 + [.H84]; 1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86] = [.A85]; IF([.C86] = &quot;NV&quot;; [.D85] + [.B86]; [.D85]); IF([.C86] = &quot;NV&quot;; [.B86]; 0))" office:value-type="float" office:value="45" calcext:value-type="float">
            <text:p>45</text:p>
          </table:table-cell>
          <table:table-cell table:formula="of:=IF([.A86] = [.A85]; IF([.C86] = &quot;PL&quot;; [.E85] + [.B86]; [.E85]); IF([.C86] = &quot;PL&quot;; [.B86]; 0))" office:value-type="float" office:value="16" calcext:value-type="float">
            <text:p>16</text:p>
          </table:table-cell>
          <table:table-cell table:formula="of:=IF([.A86] = [.A85]; [.F85] + [.B86]; [.B86])" office:value-type="float" office:value="61" calcext:value-type="float">
            <text:p>61</text:p>
          </table:table-cell>
          <table:table-cell table:formula="of:=IF([.A86] = [.A85]; [.G85] + 3*[.B86]; 3*[.B86])" office:value-type="float" office:value="183" calcext:value-type="float">
            <text:p>183</text:p>
          </table:table-cell>
          <table:table-cell table:formula="of:=IF([.A86] = [.A85]; 1 + [.H85]; 1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87] = [.A86]; IF([.C87] = &quot;NV&quot;; [.D86] + [.B87]; [.D86]); IF([.C87] = &quot;NV&quot;; [.B87]; 0))" office:value-type="float" office:value="45" calcext:value-type="float">
            <text:p>45</text:p>
          </table:table-cell>
          <table:table-cell table:formula="of:=IF([.A87] = [.A86]; IF([.C87] = &quot;PL&quot;; [.E86] + [.B87]; [.E86]); IF([.C87] = &quot;PL&quot;; [.B87]; 0))" office:value-type="float" office:value="18" calcext:value-type="float">
            <text:p>18</text:p>
          </table:table-cell>
          <table:table-cell table:formula="of:=IF([.A87] = [.A86]; [.F86] + [.B87]; [.B87])" office:value-type="float" office:value="63" calcext:value-type="float">
            <text:p>63</text:p>
          </table:table-cell>
          <table:table-cell table:formula="of:=IF([.A87] = [.A86]; [.G86] + 3*[.B87]; 3*[.B87])" office:value-type="float" office:value="189" calcext:value-type="float">
            <text:p>189</text:p>
          </table:table-cell>
          <table:table-cell table:formula="of:=IF([.A87] = [.A86]; 1 + [.H86]; 1)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88] = [.A87]; IF([.C88] = &quot;NV&quot;; [.D87] + [.B88]; [.D87]); IF([.C88] = &quot;NV&quot;; [.B88]; 0))" office:value-type="float" office:value="45" calcext:value-type="float">
            <text:p>45</text:p>
          </table:table-cell>
          <table:table-cell table:formula="of:=IF([.A88] = [.A87]; IF([.C88] = &quot;PL&quot;; [.E87] + [.B88]; [.E87]); IF([.C88] = &quot;PL&quot;; [.B88]; 0))" office:value-type="float" office:value="21" calcext:value-type="float">
            <text:p>21</text:p>
          </table:table-cell>
          <table:table-cell table:formula="of:=IF([.A88] = [.A87]; [.F87] + [.B88]; [.B88])" office:value-type="float" office:value="66" calcext:value-type="float">
            <text:p>66</text:p>
          </table:table-cell>
          <table:table-cell table:formula="of:=IF([.A88] = [.A87]; [.G87] + 3*[.B88]; 3*[.B88])" office:value-type="float" office:value="198" calcext:value-type="float">
            <text:p>198</text:p>
          </table:table-cell>
          <table:table-cell table:formula="of:=IF([.A88] = [.A87]; 1 + [.H87]; 1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89] = [.A88]; IF([.C89] = &quot;NV&quot;; [.D88] + [.B89]; [.D88]); IF([.C89] = &quot;NV&quot;; [.B89]; 0))" office:value-type="float" office:value="45" calcext:value-type="float">
            <text:p>45</text:p>
          </table:table-cell>
          <table:table-cell table:formula="of:=IF([.A89] = [.A88]; IF([.C89] = &quot;PL&quot;; [.E88] + [.B89]; [.E88]); IF([.C89] = &quot;PL&quot;; [.B89]; 0))" office:value-type="float" office:value="25" calcext:value-type="float">
            <text:p>25</text:p>
          </table:table-cell>
          <table:table-cell table:formula="of:=IF([.A89] = [.A88]; [.F88] + [.B89]; [.B89])" office:value-type="float" office:value="70" calcext:value-type="float">
            <text:p>70</text:p>
          </table:table-cell>
          <table:table-cell table:formula="of:=IF([.A89] = [.A88]; [.G88] + 3*[.B89]; 3*[.B89])" office:value-type="float" office:value="210" calcext:value-type="float">
            <text:p>210</text:p>
          </table:table-cell>
          <table:table-cell table:formula="of:=IF([.A89] = [.A88]; 1 + [.H88]; 1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90] = [.A89]; IF([.C90] = &quot;NV&quot;; [.D89] + [.B90]; [.D89]); IF([.C90] = &quot;NV&quot;; [.B90]; 0))" office:value-type="float" office:value="45" calcext:value-type="float">
            <text:p>45</text:p>
          </table:table-cell>
          <table:table-cell table:formula="of:=IF([.A90] = [.A89]; IF([.C90] = &quot;PL&quot;; [.E89] + [.B90]; [.E89]); IF([.C90] = &quot;PL&quot;; [.B90]; 0))" office:value-type="float" office:value="30" calcext:value-type="float">
            <text:p>30</text:p>
          </table:table-cell>
          <table:table-cell table:formula="of:=IF([.A90] = [.A89]; [.F89] + [.B90]; [.B90])" office:value-type="float" office:value="75" calcext:value-type="float">
            <text:p>75</text:p>
          </table:table-cell>
          <table:table-cell table:formula="of:=IF([.A90] = [.A89]; [.G89] + 3*[.B90]; 3*[.B90])" office:value-type="float" office:value="225" calcext:value-type="float">
            <text:p>225</text:p>
          </table:table-cell>
          <table:table-cell table:formula="of:=IF([.A90] = [.A89]; 1 + [.H89]; 1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91] = [.A90]; IF([.C91] = &quot;NV&quot;; [.D90] + [.B91]; [.D90]); IF([.C91] = &quot;NV&quot;; [.B91]; 0))" office:value-type="float" office:value="45" calcext:value-type="float">
            <text:p>45</text:p>
          </table:table-cell>
          <table:table-cell table:formula="of:=IF([.A91] = [.A90]; IF([.C91] = &quot;PL&quot;; [.E90] + [.B91]; [.E90]); IF([.C91] = &quot;PL&quot;; [.B91]; 0))" office:value-type="float" office:value="31" calcext:value-type="float">
            <text:p>31</text:p>
          </table:table-cell>
          <table:table-cell table:formula="of:=IF([.A91] = [.A90]; [.F90] + [.B91]; [.B91])" office:value-type="float" office:value="76" calcext:value-type="float">
            <text:p>76</text:p>
          </table:table-cell>
          <table:table-cell table:formula="of:=IF([.A91] = [.A90]; [.G90] + 3*[.B91]; 3*[.B91])" office:value-type="float" office:value="228" calcext:value-type="float">
            <text:p>228</text:p>
          </table:table-cell>
          <table:table-cell table:formula="of:=IF([.A91] = [.A90]; 1 + [.H90]; 1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92] = [.A91]; IF([.C92] = &quot;NV&quot;; [.D91] + [.B92]; [.D91]); IF([.C92] = &quot;NV&quot;; [.B92]; 0))" office:value-type="float" office:value="45" calcext:value-type="float">
            <text:p>45</text:p>
          </table:table-cell>
          <table:table-cell table:formula="of:=IF([.A92] = [.A91]; IF([.C92] = &quot;PL&quot;; [.E91] + [.B92]; [.E91]); IF([.C92] = &quot;PL&quot;; [.B92]; 0))" office:value-type="float" office:value="33" calcext:value-type="float">
            <text:p>33</text:p>
          </table:table-cell>
          <table:table-cell table:formula="of:=IF([.A92] = [.A91]; [.F91] + [.B92]; [.B92])" office:value-type="float" office:value="78" calcext:value-type="float">
            <text:p>78</text:p>
          </table:table-cell>
          <table:table-cell table:formula="of:=IF([.A92] = [.A91]; [.G91] + 3*[.B92]; 3*[.B92])" office:value-type="float" office:value="234" calcext:value-type="float">
            <text:p>234</text:p>
          </table:table-cell>
          <table:table-cell table:formula="of:=IF([.A92] = [.A91]; 1 + [.H91]; 1)"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93] = [.A92]; IF([.C93] = &quot;NV&quot;; [.D92] + [.B93]; [.D92]); IF([.C93] = &quot;NV&quot;; [.B93]; 0))" office:value-type="float" office:value="45" calcext:value-type="float">
            <text:p>45</text:p>
          </table:table-cell>
          <table:table-cell table:formula="of:=IF([.A93] = [.A92]; IF([.C93] = &quot;PL&quot;; [.E92] + [.B93]; [.E92]); IF([.C93] = &quot;PL&quot;; [.B93]; 0))" office:value-type="float" office:value="36" calcext:value-type="float">
            <text:p>36</text:p>
          </table:table-cell>
          <table:table-cell table:formula="of:=IF([.A93] = [.A92]; [.F92] + [.B93]; [.B93])" office:value-type="float" office:value="81" calcext:value-type="float">
            <text:p>81</text:p>
          </table:table-cell>
          <table:table-cell table:formula="of:=IF([.A93] = [.A92]; [.G92] + 3*[.B93]; 3*[.B93])" office:value-type="float" office:value="243" calcext:value-type="float">
            <text:p>243</text:p>
          </table:table-cell>
          <table:table-cell table:formula="of:=IF([.A93] = [.A92]; 1 + [.H92]; 1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94] = [.A93]; IF([.C94] = &quot;NV&quot;; [.D93] + [.B94]; [.D93]); IF([.C94] = &quot;NV&quot;; [.B94]; 0))" office:value-type="float" office:value="45" calcext:value-type="float">
            <text:p>45</text:p>
          </table:table-cell>
          <table:table-cell table:formula="of:=IF([.A94] = [.A93]; IF([.C94] = &quot;PL&quot;; [.E93] + [.B94]; [.E93]); IF([.C94] = &quot;PL&quot;; [.B94]; 0))" office:value-type="float" office:value="40" calcext:value-type="float">
            <text:p>40</text:p>
          </table:table-cell>
          <table:table-cell table:formula="of:=IF([.A94] = [.A93]; [.F93] + [.B94]; [.B94])" office:value-type="float" office:value="85" calcext:value-type="float">
            <text:p>85</text:p>
          </table:table-cell>
          <table:table-cell table:formula="of:=IF([.A94] = [.A93]; [.G93] + 3*[.B94]; 3*[.B94])" office:value-type="float" office:value="255" calcext:value-type="float">
            <text:p>255</text:p>
          </table:table-cell>
          <table:table-cell table:formula="of:=IF([.A94] = [.A93]; 1 + [.H93]; 1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95] = [.A94]; IF([.C95] = &quot;NV&quot;; [.D94] + [.B95]; [.D94]); IF([.C95] = &quot;NV&quot;; [.B95]; 0))" office:value-type="float" office:value="45" calcext:value-type="float">
            <text:p>45</text:p>
          </table:table-cell>
          <table:table-cell table:formula="of:=IF([.A95] = [.A94]; IF([.C95] = &quot;PL&quot;; [.E94] + [.B95]; [.E94]); IF([.C95] = &quot;PL&quot;; [.B95]; 0))" office:value-type="float" office:value="45" calcext:value-type="float">
            <text:p>45</text:p>
          </table:table-cell>
          <table:table-cell table:formula="of:=IF([.A95] = [.A94]; [.F94] + [.B95]; [.B95])" office:value-type="float" office:value="90" calcext:value-type="float">
            <text:p>90</text:p>
          </table:table-cell>
          <table:table-cell table:formula="of:=IF([.A95] = [.A94]; [.G94] + 3*[.B95]; 3*[.B95])" office:value-type="float" office:value="270" calcext:value-type="float">
            <text:p>270</text:p>
          </table:table-cell>
          <table:table-cell table:formula="of:=IF([.A95] = [.A94]; 1 + [.H94]; 1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96] = [.A95]; IF([.C96] = &quot;NV&quot;; [.D95] + [.B96]; [.D95]); IF([.C96] = &quot;NV&quot;; [.B96]; 0))" office:value-type="float" office:value="47" calcext:value-type="float">
            <text:p>47</text:p>
          </table:table-cell>
          <table:table-cell table:formula="of:=IF([.A96] = [.A95]; IF([.C96] = &quot;PL&quot;; [.E95] + [.B96]; [.E95]); IF([.C96] = &quot;PL&quot;; [.B96]; 0))" office:value-type="float" office:value="45" calcext:value-type="float">
            <text:p>45</text:p>
          </table:table-cell>
          <table:table-cell table:formula="of:=IF([.A96] = [.A95]; [.F95] + [.B96]; [.B96])" office:value-type="float" office:value="92" calcext:value-type="float">
            <text:p>92</text:p>
          </table:table-cell>
          <table:table-cell table:formula="of:=IF([.A96] = [.A95]; [.G95] + 3*[.B96]; 3*[.B96])" office:value-type="float" office:value="276" calcext:value-type="float">
            <text:p>276</text:p>
          </table:table-cell>
          <table:table-cell table:formula="of:=IF([.A96] = [.A95]; 1 + [.H95]; 1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97] = [.A96]; IF([.C97] = &quot;NV&quot;; [.D96] + [.B97]; [.D96]); IF([.C97] = &quot;NV&quot;; [.B97]; 0))" office:value-type="float" office:value="47" calcext:value-type="float">
            <text:p>47</text:p>
          </table:table-cell>
          <table:table-cell table:formula="of:=IF([.A97] = [.A96]; IF([.C97] = &quot;PL&quot;; [.E96] + [.B97]; [.E96]); IF([.C97] = &quot;PL&quot;; [.B97]; 0))" office:value-type="float" office:value="47" calcext:value-type="float">
            <text:p>47</text:p>
          </table:table-cell>
          <table:table-cell table:formula="of:=IF([.A97] = [.A96]; [.F96] + [.B97]; [.B97])" office:value-type="float" office:value="94" calcext:value-type="float">
            <text:p>94</text:p>
          </table:table-cell>
          <table:table-cell table:formula="of:=IF([.A97] = [.A96]; [.G96] + 3*[.B97]; 3*[.B97])" office:value-type="float" office:value="282" calcext:value-type="float">
            <text:p>282</text:p>
          </table:table-cell>
          <table:table-cell table:formula="of:=IF([.A97] = [.A96]; 1 + [.H96]; 1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98] = [.A97]; IF([.C98] = &quot;NV&quot;; [.D97] + [.B98]; [.D97]); IF([.C98] = &quot;NV&quot;; [.B98]; 0))" office:value-type="float" office:value="1" calcext:value-type="float">
            <text:p>1</text:p>
          </table:table-cell>
          <table:table-cell table:formula="of:=IF([.A98] = [.A97]; IF([.C98] = &quot;PL&quot;; [.E97] + [.B98]; [.E97]); IF([.C98] = &quot;PL&quot;; [.B98]; 0))" office:value-type="float" office:value="0" calcext:value-type="float">
            <text:p>0</text:p>
          </table:table-cell>
          <table:table-cell table:formula="of:=IF([.A98] = [.A97]; [.F97] + [.B98]; [.B98])" office:value-type="float" office:value="1" calcext:value-type="float">
            <text:p>1</text:p>
          </table:table-cell>
          <table:table-cell table:formula="of:=IF([.A98] = [.A97]; [.G97] + 3*[.B98]; 3*[.B98])" office:value-type="float" office:value="3" calcext:value-type="float">
            <text:p>3</text:p>
          </table:table-cell>
          <table:table-cell table:formula="of:=IF([.A98] = [.A97]; 1 + [.H97]; 1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99] = [.A98]; IF([.C99] = &quot;NV&quot;; [.D98] + [.B99]; [.D98]); IF([.C99] = &quot;NV&quot;; [.B99]; 0))" office:value-type="float" office:value="3" calcext:value-type="float">
            <text:p>3</text:p>
          </table:table-cell>
          <table:table-cell table:formula="of:=IF([.A99] = [.A98]; IF([.C99] = &quot;PL&quot;; [.E98] + [.B99]; [.E98]); IF([.C99] = &quot;PL&quot;; [.B99]; 0))" office:value-type="float" office:value="0" calcext:value-type="float">
            <text:p>0</text:p>
          </table:table-cell>
          <table:table-cell table:formula="of:=IF([.A99] = [.A98]; [.F98] + [.B99]; [.B99])" office:value-type="float" office:value="3" calcext:value-type="float">
            <text:p>3</text:p>
          </table:table-cell>
          <table:table-cell table:formula="of:=IF([.A99] = [.A98]; [.G98] + 3*[.B99]; 3*[.B99])" office:value-type="float" office:value="9" calcext:value-type="float">
            <text:p>9</text:p>
          </table:table-cell>
          <table:table-cell table:formula="of:=IF([.A99] = [.A98]; 1 + [.H98]; 1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100] = [.A99]; IF([.C100] = &quot;NV&quot;; [.D99] + [.B100]; [.D99]); IF([.C100] = &quot;NV&quot;; [.B100]; 0))" office:value-type="float" office:value="6" calcext:value-type="float">
            <text:p>6</text:p>
          </table:table-cell>
          <table:table-cell table:formula="of:=IF([.A100] = [.A99]; IF([.C100] = &quot;PL&quot;; [.E99] + [.B100]; [.E99]); IF([.C100] = &quot;PL&quot;; [.B100]; 0))" office:value-type="float" office:value="0" calcext:value-type="float">
            <text:p>0</text:p>
          </table:table-cell>
          <table:table-cell table:formula="of:=IF([.A100] = [.A99]; [.F99] + [.B100]; [.B100])" office:value-type="float" office:value="6" calcext:value-type="float">
            <text:p>6</text:p>
          </table:table-cell>
          <table:table-cell table:formula="of:=IF([.A100] = [.A99]; [.G99] + 3*[.B100]; 3*[.B100])" office:value-type="float" office:value="18" calcext:value-type="float">
            <text:p>18</text:p>
          </table:table-cell>
          <table:table-cell table:formula="of:=IF([.A100] = [.A99]; 1 + [.H99]; 1)"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101] = [.A100]; IF([.C101] = &quot;NV&quot;; [.D100] + [.B101]; [.D100]); IF([.C101] = &quot;NV&quot;; [.B101]; 0))" office:value-type="float" office:value="10" calcext:value-type="float">
            <text:p>10</text:p>
          </table:table-cell>
          <table:table-cell table:formula="of:=IF([.A101] = [.A100]; IF([.C101] = &quot;PL&quot;; [.E100] + [.B101]; [.E100]); IF([.C101] = &quot;PL&quot;; [.B101]; 0))" office:value-type="float" office:value="0" calcext:value-type="float">
            <text:p>0</text:p>
          </table:table-cell>
          <table:table-cell table:formula="of:=IF([.A101] = [.A100]; [.F100] + [.B101]; [.B101])" office:value-type="float" office:value="10" calcext:value-type="float">
            <text:p>10</text:p>
          </table:table-cell>
          <table:table-cell table:formula="of:=IF([.A101] = [.A100]; [.G100] + 3*[.B101]; 3*[.B101])" office:value-type="float" office:value="30" calcext:value-type="float">
            <text:p>30</text:p>
          </table:table-cell>
          <table:table-cell table:formula="of:=IF([.A101] = [.A100]; 1 + [.H100]; 1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102] = [.A101]; IF([.C102] = &quot;NV&quot;; [.D101] + [.B102]; [.D101]); IF([.C102] = &quot;NV&quot;; [.B102]; 0))" office:value-type="float" office:value="15" calcext:value-type="float">
            <text:p>15</text:p>
          </table:table-cell>
          <table:table-cell table:formula="of:=IF([.A102] = [.A101]; IF([.C102] = &quot;PL&quot;; [.E101] + [.B102]; [.E101]); IF([.C102] = &quot;PL&quot;; [.B102]; 0))" office:value-type="float" office:value="0" calcext:value-type="float">
            <text:p>0</text:p>
          </table:table-cell>
          <table:table-cell table:formula="of:=IF([.A102] = [.A101]; [.F101] + [.B102]; [.B102])" office:value-type="float" office:value="15" calcext:value-type="float">
            <text:p>15</text:p>
          </table:table-cell>
          <table:table-cell table:formula="of:=IF([.A102] = [.A101]; [.G101] + 3*[.B102]; 3*[.B102])" office:value-type="float" office:value="45" calcext:value-type="float">
            <text:p>45</text:p>
          </table:table-cell>
          <table:table-cell table:formula="of:=IF([.A102] = [.A101]; 1 + [.H101]; 1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103] = [.A102]; IF([.C103] = &quot;NV&quot;; [.D102] + [.B103]; [.D102]); IF([.C103] = &quot;NV&quot;; [.B103]; 0))" office:value-type="float" office:value="16" calcext:value-type="float">
            <text:p>16</text:p>
          </table:table-cell>
          <table:table-cell table:formula="of:=IF([.A103] = [.A102]; IF([.C103] = &quot;PL&quot;; [.E102] + [.B103]; [.E102]); IF([.C103] = &quot;PL&quot;; [.B103]; 0))" office:value-type="float" office:value="0" calcext:value-type="float">
            <text:p>0</text:p>
          </table:table-cell>
          <table:table-cell table:formula="of:=IF([.A103] = [.A102]; [.F102] + [.B103]; [.B103])" office:value-type="float" office:value="16" calcext:value-type="float">
            <text:p>16</text:p>
          </table:table-cell>
          <table:table-cell table:formula="of:=IF([.A103] = [.A102]; [.G102] + 3*[.B103]; 3*[.B103])" office:value-type="float" office:value="48" calcext:value-type="float">
            <text:p>48</text:p>
          </table:table-cell>
          <table:table-cell table:formula="of:=IF([.A103] = [.A102]; 1 + [.H102]; 1)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104] = [.A103]; IF([.C104] = &quot;NV&quot;; [.D103] + [.B104]; [.D103]); IF([.C104] = &quot;NV&quot;; [.B104]; 0))" office:value-type="float" office:value="18" calcext:value-type="float">
            <text:p>18</text:p>
          </table:table-cell>
          <table:table-cell table:formula="of:=IF([.A104] = [.A103]; IF([.C104] = &quot;PL&quot;; [.E103] + [.B104]; [.E103]); IF([.C104] = &quot;PL&quot;; [.B104]; 0))" office:value-type="float" office:value="0" calcext:value-type="float">
            <text:p>0</text:p>
          </table:table-cell>
          <table:table-cell table:formula="of:=IF([.A104] = [.A103]; [.F103] + [.B104]; [.B104])" office:value-type="float" office:value="18" calcext:value-type="float">
            <text:p>18</text:p>
          </table:table-cell>
          <table:table-cell table:formula="of:=IF([.A104] = [.A103]; [.G103] + 3*[.B104]; 3*[.B104])" office:value-type="float" office:value="54" calcext:value-type="float">
            <text:p>54</text:p>
          </table:table-cell>
          <table:table-cell table:formula="of:=IF([.A104] = [.A103]; 1 + [.H103]; 1)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105] = [.A104]; IF([.C105] = &quot;NV&quot;; [.D104] + [.B105]; [.D104]); IF([.C105] = &quot;NV&quot;; [.B105]; 0))" office:value-type="float" office:value="21" calcext:value-type="float">
            <text:p>21</text:p>
          </table:table-cell>
          <table:table-cell table:formula="of:=IF([.A105] = [.A104]; IF([.C105] = &quot;PL&quot;; [.E104] + [.B105]; [.E104]); IF([.C105] = &quot;PL&quot;; [.B105]; 0))" office:value-type="float" office:value="0" calcext:value-type="float">
            <text:p>0</text:p>
          </table:table-cell>
          <table:table-cell table:formula="of:=IF([.A105] = [.A104]; [.F104] + [.B105]; [.B105])" office:value-type="float" office:value="21" calcext:value-type="float">
            <text:p>21</text:p>
          </table:table-cell>
          <table:table-cell table:formula="of:=IF([.A105] = [.A104]; [.G104] + 3*[.B105]; 3*[.B105])" office:value-type="float" office:value="63" calcext:value-type="float">
            <text:p>63</text:p>
          </table:table-cell>
          <table:table-cell table:formula="of:=IF([.A105] = [.A104]; 1 + [.H104]; 1)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106] = [.A105]; IF([.C106] = &quot;NV&quot;; [.D105] + [.B106]; [.D105]); IF([.C106] = &quot;NV&quot;; [.B106]; 0))" office:value-type="float" office:value="25" calcext:value-type="float">
            <text:p>25</text:p>
          </table:table-cell>
          <table:table-cell table:formula="of:=IF([.A106] = [.A105]; IF([.C106] = &quot;PL&quot;; [.E105] + [.B106]; [.E105]); IF([.C106] = &quot;PL&quot;; [.B106]; 0))" office:value-type="float" office:value="0" calcext:value-type="float">
            <text:p>0</text:p>
          </table:table-cell>
          <table:table-cell table:formula="of:=IF([.A106] = [.A105]; [.F105] + [.B106]; [.B106])" office:value-type="float" office:value="25" calcext:value-type="float">
            <text:p>25</text:p>
          </table:table-cell>
          <table:table-cell table:formula="of:=IF([.A106] = [.A105]; [.G105] + 3*[.B106]; 3*[.B106])" office:value-type="float" office:value="75" calcext:value-type="float">
            <text:p>75</text:p>
          </table:table-cell>
          <table:table-cell table:formula="of:=IF([.A106] = [.A105]; 1 + [.H105]; 1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107] = [.A106]; IF([.C107] = &quot;NV&quot;; [.D106] + [.B107]; [.D106]); IF([.C107] = &quot;NV&quot;; [.B107]; 0))" office:value-type="float" office:value="30" calcext:value-type="float">
            <text:p>30</text:p>
          </table:table-cell>
          <table:table-cell table:formula="of:=IF([.A107] = [.A106]; IF([.C107] = &quot;PL&quot;; [.E106] + [.B107]; [.E106]); IF([.C107] = &quot;PL&quot;; [.B107]; 0))" office:value-type="float" office:value="0" calcext:value-type="float">
            <text:p>0</text:p>
          </table:table-cell>
          <table:table-cell table:formula="of:=IF([.A107] = [.A106]; [.F106] + [.B107]; [.B107])" office:value-type="float" office:value="30" calcext:value-type="float">
            <text:p>30</text:p>
          </table:table-cell>
          <table:table-cell table:formula="of:=IF([.A107] = [.A106]; [.G106] + 3*[.B107]; 3*[.B107])" office:value-type="float" office:value="90" calcext:value-type="float">
            <text:p>90</text:p>
          </table:table-cell>
          <table:table-cell table:formula="of:=IF([.A107] = [.A106]; 1 + [.H106]; 1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V</text:p>
          </table:table-cell>
          <table:table-cell table:formula="of:=IF([.A108] = [.A107]; IF([.C108] = &quot;NV&quot;; [.D107] + [.B108]; [.D107]); IF([.C108] = &quot;NV&quot;; [.B108]; 0))" office:value-type="float" office:value="31" calcext:value-type="float">
            <text:p>31</text:p>
          </table:table-cell>
          <table:table-cell table:formula="of:=IF([.A108] = [.A107]; IF([.C108] = &quot;PL&quot;; [.E107] + [.B108]; [.E107]); IF([.C108] = &quot;PL&quot;; [.B108]; 0))" office:value-type="float" office:value="0" calcext:value-type="float">
            <text:p>0</text:p>
          </table:table-cell>
          <table:table-cell table:formula="of:=IF([.A108] = [.A107]; [.F107] + [.B108]; [.B108])" office:value-type="float" office:value="31" calcext:value-type="float">
            <text:p>31</text:p>
          </table:table-cell>
          <table:table-cell table:formula="of:=IF([.A108] = [.A107]; [.G107] + 3*[.B108]; 3*[.B108])" office:value-type="float" office:value="93" calcext:value-type="float">
            <text:p>93</text:p>
          </table:table-cell>
          <table:table-cell table:formula="of:=IF([.A108] = [.A107]; 1 + [.H107]; 1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109] = [.A108]; IF([.C109] = &quot;NV&quot;; [.D108] + [.B109]; [.D108]); IF([.C109] = &quot;NV&quot;; [.B109]; 0))" office:value-type="float" office:value="33" calcext:value-type="float">
            <text:p>33</text:p>
          </table:table-cell>
          <table:table-cell table:formula="of:=IF([.A109] = [.A108]; IF([.C109] = &quot;PL&quot;; [.E108] + [.B109]; [.E108]); IF([.C109] = &quot;PL&quot;; [.B109]; 0))" office:value-type="float" office:value="0" calcext:value-type="float">
            <text:p>0</text:p>
          </table:table-cell>
          <table:table-cell table:formula="of:=IF([.A109] = [.A108]; [.F108] + [.B109]; [.B109])" office:value-type="float" office:value="33" calcext:value-type="float">
            <text:p>33</text:p>
          </table:table-cell>
          <table:table-cell table:formula="of:=IF([.A109] = [.A108]; [.G108] + 3*[.B109]; 3*[.B109])" office:value-type="float" office:value="99" calcext:value-type="float">
            <text:p>99</text:p>
          </table:table-cell>
          <table:table-cell table:formula="of:=IF([.A109] = [.A108]; 1 + [.H108]; 1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V</text:p>
          </table:table-cell>
          <table:table-cell table:formula="of:=IF([.A110] = [.A109]; IF([.C110] = &quot;NV&quot;; [.D109] + [.B110]; [.D109]); IF([.C110] = &quot;NV&quot;; [.B110]; 0))" office:value-type="float" office:value="36" calcext:value-type="float">
            <text:p>36</text:p>
          </table:table-cell>
          <table:table-cell table:formula="of:=IF([.A110] = [.A109]; IF([.C110] = &quot;PL&quot;; [.E109] + [.B110]; [.E109]); IF([.C110] = &quot;PL&quot;; [.B110]; 0))" office:value-type="float" office:value="0" calcext:value-type="float">
            <text:p>0</text:p>
          </table:table-cell>
          <table:table-cell table:formula="of:=IF([.A110] = [.A109]; [.F109] + [.B110]; [.B110])" office:value-type="float" office:value="36" calcext:value-type="float">
            <text:p>36</text:p>
          </table:table-cell>
          <table:table-cell table:formula="of:=IF([.A110] = [.A109]; [.G109] + 3*[.B110]; 3*[.B110])" office:value-type="float" office:value="108" calcext:value-type="float">
            <text:p>108</text:p>
          </table:table-cell>
          <table:table-cell table:formula="of:=IF([.A110] = [.A109]; 1 + [.H109]; 1)" office:value-type="float" office:value="13" calcext:value-type="float">
            <text:p>1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V</text:p>
          </table:table-cell>
          <table:table-cell table:formula="of:=IF([.A111] = [.A110]; IF([.C111] = &quot;NV&quot;; [.D110] + [.B111]; [.D110]); IF([.C111] = &quot;NV&quot;; [.B111]; 0))" office:value-type="float" office:value="40" calcext:value-type="float">
            <text:p>40</text:p>
          </table:table-cell>
          <table:table-cell table:formula="of:=IF([.A111] = [.A110]; IF([.C111] = &quot;PL&quot;; [.E110] + [.B111]; [.E110]); IF([.C111] = &quot;PL&quot;; [.B111]; 0))" office:value-type="float" office:value="0" calcext:value-type="float">
            <text:p>0</text:p>
          </table:table-cell>
          <table:table-cell table:formula="of:=IF([.A111] = [.A110]; [.F110] + [.B111]; [.B111])" office:value-type="float" office:value="40" calcext:value-type="float">
            <text:p>40</text:p>
          </table:table-cell>
          <table:table-cell table:formula="of:=IF([.A111] = [.A110]; [.G110] + 3*[.B111]; 3*[.B111])" office:value-type="float" office:value="120" calcext:value-type="float">
            <text:p>120</text:p>
          </table:table-cell>
          <table:table-cell table:formula="of:=IF([.A111] = [.A110]; 1 + [.H110]; 1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V</text:p>
          </table:table-cell>
          <table:table-cell table:formula="of:=IF([.A112] = [.A111]; IF([.C112] = &quot;NV&quot;; [.D111] + [.B112]; [.D111]); IF([.C112] = &quot;NV&quot;; [.B112]; 0))" office:value-type="float" office:value="45" calcext:value-type="float">
            <text:p>45</text:p>
          </table:table-cell>
          <table:table-cell table:formula="of:=IF([.A112] = [.A111]; IF([.C112] = &quot;PL&quot;; [.E111] + [.B112]; [.E111]); IF([.C112] = &quot;PL&quot;; [.B112]; 0))" office:value-type="float" office:value="0" calcext:value-type="float">
            <text:p>0</text:p>
          </table:table-cell>
          <table:table-cell table:formula="of:=IF([.A112] = [.A111]; [.F111] + [.B112]; [.B112])" office:value-type="float" office:value="45" calcext:value-type="float">
            <text:p>45</text:p>
          </table:table-cell>
          <table:table-cell table:formula="of:=IF([.A112] = [.A111]; [.G111] + 3*[.B112]; 3*[.B112])" office:value-type="float" office:value="135" calcext:value-type="float">
            <text:p>135</text:p>
          </table:table-cell>
          <table:table-cell table:formula="of:=IF([.A112] = [.A111]; 1 + [.H111]; 1)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113] = [.A112]; IF([.C113] = &quot;NV&quot;; [.D112] + [.B113]; [.D112]); IF([.C113] = &quot;NV&quot;; [.B113]; 0))" office:value-type="float" office:value="45" calcext:value-type="float">
            <text:p>45</text:p>
          </table:table-cell>
          <table:table-cell table:formula="of:=IF([.A113] = [.A112]; IF([.C113] = &quot;PL&quot;; [.E112] + [.B113]; [.E112]); IF([.C113] = &quot;PL&quot;; [.B113]; 0))" office:value-type="float" office:value="1" calcext:value-type="float">
            <text:p>1</text:p>
          </table:table-cell>
          <table:table-cell table:formula="of:=IF([.A113] = [.A112]; [.F112] + [.B113]; [.B113])" office:value-type="float" office:value="46" calcext:value-type="float">
            <text:p>46</text:p>
          </table:table-cell>
          <table:table-cell table:formula="of:=IF([.A113] = [.A112]; [.G112] + 3*[.B113]; 3*[.B113])" office:value-type="float" office:value="138" calcext:value-type="float">
            <text:p>138</text:p>
          </table:table-cell>
          <table:table-cell table:formula="of:=IF([.A113] = [.A112]; 1 + [.H112]; 1)"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114] = [.A113]; IF([.C114] = &quot;NV&quot;; [.D113] + [.B114]; [.D113]); IF([.C114] = &quot;NV&quot;; [.B114]; 0))" office:value-type="float" office:value="45" calcext:value-type="float">
            <text:p>45</text:p>
          </table:table-cell>
          <table:table-cell table:formula="of:=IF([.A114] = [.A113]; IF([.C114] = &quot;PL&quot;; [.E113] + [.B114]; [.E113]); IF([.C114] = &quot;PL&quot;; [.B114]; 0))" office:value-type="float" office:value="3" calcext:value-type="float">
            <text:p>3</text:p>
          </table:table-cell>
          <table:table-cell table:formula="of:=IF([.A114] = [.A113]; [.F113] + [.B114]; [.B114])" office:value-type="float" office:value="48" calcext:value-type="float">
            <text:p>48</text:p>
          </table:table-cell>
          <table:table-cell table:formula="of:=IF([.A114] = [.A113]; [.G113] + 3*[.B114]; 3*[.B114])" office:value-type="float" office:value="144" calcext:value-type="float">
            <text:p>144</text:p>
          </table:table-cell>
          <table:table-cell table:formula="of:=IF([.A114] = [.A113]; 1 + [.H113]; 1)"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115] = [.A114]; IF([.C115] = &quot;NV&quot;; [.D114] + [.B115]; [.D114]); IF([.C115] = &quot;NV&quot;; [.B115]; 0))" office:value-type="float" office:value="45" calcext:value-type="float">
            <text:p>45</text:p>
          </table:table-cell>
          <table:table-cell table:formula="of:=IF([.A115] = [.A114]; IF([.C115] = &quot;PL&quot;; [.E114] + [.B115]; [.E114]); IF([.C115] = &quot;PL&quot;; [.B115]; 0))" office:value-type="float" office:value="6" calcext:value-type="float">
            <text:p>6</text:p>
          </table:table-cell>
          <table:table-cell table:formula="of:=IF([.A115] = [.A114]; [.F114] + [.B115]; [.B115])" office:value-type="float" office:value="51" calcext:value-type="float">
            <text:p>51</text:p>
          </table:table-cell>
          <table:table-cell table:formula="of:=IF([.A115] = [.A114]; [.G114] + 3*[.B115]; 3*[.B115])" office:value-type="float" office:value="153" calcext:value-type="float">
            <text:p>153</text:p>
          </table:table-cell>
          <table:table-cell table:formula="of:=IF([.A115] = [.A114]; 1 + [.H114]; 1)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116] = [.A115]; IF([.C116] = &quot;NV&quot;; [.D115] + [.B116]; [.D115]); IF([.C116] = &quot;NV&quot;; [.B116]; 0))" office:value-type="float" office:value="45" calcext:value-type="float">
            <text:p>45</text:p>
          </table:table-cell>
          <table:table-cell table:formula="of:=IF([.A116] = [.A115]; IF([.C116] = &quot;PL&quot;; [.E115] + [.B116]; [.E115]); IF([.C116] = &quot;PL&quot;; [.B116]; 0))" office:value-type="float" office:value="10" calcext:value-type="float">
            <text:p>10</text:p>
          </table:table-cell>
          <table:table-cell table:formula="of:=IF([.A116] = [.A115]; [.F115] + [.B116]; [.B116])" office:value-type="float" office:value="55" calcext:value-type="float">
            <text:p>55</text:p>
          </table:table-cell>
          <table:table-cell table:formula="of:=IF([.A116] = [.A115]; [.G115] + 3*[.B116]; 3*[.B116])" office:value-type="float" office:value="165" calcext:value-type="float">
            <text:p>165</text:p>
          </table:table-cell>
          <table:table-cell table:formula="of:=IF([.A116] = [.A115]; 1 + [.H115]; 1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117] = [.A116]; IF([.C117] = &quot;NV&quot;; [.D116] + [.B117]; [.D116]); IF([.C117] = &quot;NV&quot;; [.B117]; 0))" office:value-type="float" office:value="45" calcext:value-type="float">
            <text:p>45</text:p>
          </table:table-cell>
          <table:table-cell table:formula="of:=IF([.A117] = [.A116]; IF([.C117] = &quot;PL&quot;; [.E116] + [.B117]; [.E116]); IF([.C117] = &quot;PL&quot;; [.B117]; 0))" office:value-type="float" office:value="15" calcext:value-type="float">
            <text:p>15</text:p>
          </table:table-cell>
          <table:table-cell table:formula="of:=IF([.A117] = [.A116]; [.F116] + [.B117]; [.B117])" office:value-type="float" office:value="60" calcext:value-type="float">
            <text:p>60</text:p>
          </table:table-cell>
          <table:table-cell table:formula="of:=IF([.A117] = [.A116]; [.G116] + 3*[.B117]; 3*[.B117])" office:value-type="float" office:value="180" calcext:value-type="float">
            <text:p>180</text:p>
          </table:table-cell>
          <table:table-cell table:formula="of:=IF([.A117] = [.A116]; 1 + [.H116]; 1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118] = [.A117]; IF([.C118] = &quot;NV&quot;; [.D117] + [.B118]; [.D117]); IF([.C118] = &quot;NV&quot;; [.B118]; 0))" office:value-type="float" office:value="45" calcext:value-type="float">
            <text:p>45</text:p>
          </table:table-cell>
          <table:table-cell table:formula="of:=IF([.A118] = [.A117]; IF([.C118] = &quot;PL&quot;; [.E117] + [.B118]; [.E117]); IF([.C118] = &quot;PL&quot;; [.B118]; 0))" office:value-type="float" office:value="16" calcext:value-type="float">
            <text:p>16</text:p>
          </table:table-cell>
          <table:table-cell table:formula="of:=IF([.A118] = [.A117]; [.F117] + [.B118]; [.B118])" office:value-type="float" office:value="61" calcext:value-type="float">
            <text:p>61</text:p>
          </table:table-cell>
          <table:table-cell table:formula="of:=IF([.A118] = [.A117]; [.G117] + 3*[.B118]; 3*[.B118])" office:value-type="float" office:value="183" calcext:value-type="float">
            <text:p>183</text:p>
          </table:table-cell>
          <table:table-cell table:formula="of:=IF([.A118] = [.A117]; 1 + [.H117]; 1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119] = [.A118]; IF([.C119] = &quot;NV&quot;; [.D118] + [.B119]; [.D118]); IF([.C119] = &quot;NV&quot;; [.B119]; 0))" office:value-type="float" office:value="45" calcext:value-type="float">
            <text:p>45</text:p>
          </table:table-cell>
          <table:table-cell table:formula="of:=IF([.A119] = [.A118]; IF([.C119] = &quot;PL&quot;; [.E118] + [.B119]; [.E118]); IF([.C119] = &quot;PL&quot;; [.B119]; 0))" office:value-type="float" office:value="18" calcext:value-type="float">
            <text:p>18</text:p>
          </table:table-cell>
          <table:table-cell table:formula="of:=IF([.A119] = [.A118]; [.F118] + [.B119]; [.B119])" office:value-type="float" office:value="63" calcext:value-type="float">
            <text:p>63</text:p>
          </table:table-cell>
          <table:table-cell table:formula="of:=IF([.A119] = [.A118]; [.G118] + 3*[.B119]; 3*[.B119])" office:value-type="float" office:value="189" calcext:value-type="float">
            <text:p>189</text:p>
          </table:table-cell>
          <table:table-cell table:formula="of:=IF([.A119] = [.A118]; 1 + [.H118]; 1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120] = [.A119]; IF([.C120] = &quot;NV&quot;; [.D119] + [.B120]; [.D119]); IF([.C120] = &quot;NV&quot;; [.B120]; 0))" office:value-type="float" office:value="45" calcext:value-type="float">
            <text:p>45</text:p>
          </table:table-cell>
          <table:table-cell table:formula="of:=IF([.A120] = [.A119]; IF([.C120] = &quot;PL&quot;; [.E119] + [.B120]; [.E119]); IF([.C120] = &quot;PL&quot;; [.B120]; 0))" office:value-type="float" office:value="21" calcext:value-type="float">
            <text:p>21</text:p>
          </table:table-cell>
          <table:table-cell table:formula="of:=IF([.A120] = [.A119]; [.F119] + [.B120]; [.B120])" office:value-type="float" office:value="66" calcext:value-type="float">
            <text:p>66</text:p>
          </table:table-cell>
          <table:table-cell table:formula="of:=IF([.A120] = [.A119]; [.G119] + 3*[.B120]; 3*[.B120])" office:value-type="float" office:value="198" calcext:value-type="float">
            <text:p>198</text:p>
          </table:table-cell>
          <table:table-cell table:formula="of:=IF([.A120] = [.A119]; 1 + [.H119]; 1)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121] = [.A120]; IF([.C121] = &quot;NV&quot;; [.D120] + [.B121]; [.D120]); IF([.C121] = &quot;NV&quot;; [.B121]; 0))" office:value-type="float" office:value="45" calcext:value-type="float">
            <text:p>45</text:p>
          </table:table-cell>
          <table:table-cell table:formula="of:=IF([.A121] = [.A120]; IF([.C121] = &quot;PL&quot;; [.E120] + [.B121]; [.E120]); IF([.C121] = &quot;PL&quot;; [.B121]; 0))" office:value-type="float" office:value="25" calcext:value-type="float">
            <text:p>25</text:p>
          </table:table-cell>
          <table:table-cell table:formula="of:=IF([.A121] = [.A120]; [.F120] + [.B121]; [.B121])" office:value-type="float" office:value="70" calcext:value-type="float">
            <text:p>70</text:p>
          </table:table-cell>
          <table:table-cell table:formula="of:=IF([.A121] = [.A120]; [.G120] + 3*[.B121]; 3*[.B121])" office:value-type="float" office:value="210" calcext:value-type="float">
            <text:p>210</text:p>
          </table:table-cell>
          <table:table-cell table:formula="of:=IF([.A121] = [.A120]; 1 + [.H120]; 1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122] = [.A121]; IF([.C122] = &quot;NV&quot;; [.D121] + [.B122]; [.D121]); IF([.C122] = &quot;NV&quot;; [.B122]; 0))" office:value-type="float" office:value="45" calcext:value-type="float">
            <text:p>45</text:p>
          </table:table-cell>
          <table:table-cell table:formula="of:=IF([.A122] = [.A121]; IF([.C122] = &quot;PL&quot;; [.E121] + [.B122]; [.E121]); IF([.C122] = &quot;PL&quot;; [.B122]; 0))" office:value-type="float" office:value="30" calcext:value-type="float">
            <text:p>30</text:p>
          </table:table-cell>
          <table:table-cell table:formula="of:=IF([.A122] = [.A121]; [.F121] + [.B122]; [.B122])" office:value-type="float" office:value="75" calcext:value-type="float">
            <text:p>75</text:p>
          </table:table-cell>
          <table:table-cell table:formula="of:=IF([.A122] = [.A121]; [.G121] + 3*[.B122]; 3*[.B122])" office:value-type="float" office:value="225" calcext:value-type="float">
            <text:p>225</text:p>
          </table:table-cell>
          <table:table-cell table:formula="of:=IF([.A122] = [.A121]; 1 + [.H121]; 1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</text:p>
          </table:table-cell>
          <table:table-cell table:formula="of:=IF([.A123] = [.A122]; IF([.C123] = &quot;NV&quot;; [.D122] + [.B123]; [.D122]); IF([.C123] = &quot;NV&quot;; [.B123]; 0))" office:value-type="float" office:value="45" calcext:value-type="float">
            <text:p>45</text:p>
          </table:table-cell>
          <table:table-cell table:formula="of:=IF([.A123] = [.A122]; IF([.C123] = &quot;PL&quot;; [.E122] + [.B123]; [.E122]); IF([.C123] = &quot;PL&quot;; [.B123]; 0))" office:value-type="float" office:value="31" calcext:value-type="float">
            <text:p>31</text:p>
          </table:table-cell>
          <table:table-cell table:formula="of:=IF([.A123] = [.A122]; [.F122] + [.B123]; [.B123])" office:value-type="float" office:value="76" calcext:value-type="float">
            <text:p>76</text:p>
          </table:table-cell>
          <table:table-cell table:formula="of:=IF([.A123] = [.A122]; [.G122] + 3*[.B123]; 3*[.B123])" office:value-type="float" office:value="228" calcext:value-type="float">
            <text:p>228</text:p>
          </table:table-cell>
          <table:table-cell table:formula="of:=IF([.A123] = [.A122]; 1 + [.H122]; 1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124] = [.A123]; IF([.C124] = &quot;NV&quot;; [.D123] + [.B124]; [.D123]); IF([.C124] = &quot;NV&quot;; [.B124]; 0))" office:value-type="float" office:value="45" calcext:value-type="float">
            <text:p>45</text:p>
          </table:table-cell>
          <table:table-cell table:formula="of:=IF([.A124] = [.A123]; IF([.C124] = &quot;PL&quot;; [.E123] + [.B124]; [.E123]); IF([.C124] = &quot;PL&quot;; [.B124]; 0))" office:value-type="float" office:value="33" calcext:value-type="float">
            <text:p>33</text:p>
          </table:table-cell>
          <table:table-cell table:formula="of:=IF([.A124] = [.A123]; [.F123] + [.B124]; [.B124])" office:value-type="float" office:value="78" calcext:value-type="float">
            <text:p>78</text:p>
          </table:table-cell>
          <table:table-cell table:formula="of:=IF([.A124] = [.A123]; [.G123] + 3*[.B124]; 3*[.B124])" office:value-type="float" office:value="234" calcext:value-type="float">
            <text:p>234</text:p>
          </table:table-cell>
          <table:table-cell table:formula="of:=IF([.A124] = [.A123]; 1 + [.H123]; 1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IF([.A125] = [.A124]; IF([.C125] = &quot;NV&quot;; [.D124] + [.B125]; [.D124]); IF([.C125] = &quot;NV&quot;; [.B125]; 0))" office:value-type="float" office:value="45" calcext:value-type="float">
            <text:p>45</text:p>
          </table:table-cell>
          <table:table-cell table:formula="of:=IF([.A125] = [.A124]; IF([.C125] = &quot;PL&quot;; [.E124] + [.B125]; [.E124]); IF([.C125] = &quot;PL&quot;; [.B125]; 0))" office:value-type="float" office:value="36" calcext:value-type="float">
            <text:p>36</text:p>
          </table:table-cell>
          <table:table-cell table:formula="of:=IF([.A125] = [.A124]; [.F124] + [.B125]; [.B125])" office:value-type="float" office:value="81" calcext:value-type="float">
            <text:p>81</text:p>
          </table:table-cell>
          <table:table-cell table:formula="of:=IF([.A125] = [.A124]; [.G124] + 3*[.B125]; 3*[.B125])" office:value-type="float" office:value="243" calcext:value-type="float">
            <text:p>243</text:p>
          </table:table-cell>
          <table:table-cell table:formula="of:=IF([.A125] = [.A124]; 1 + [.H124]; 1)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L</text:p>
          </table:table-cell>
          <table:table-cell table:formula="of:=IF([.A126] = [.A125]; IF([.C126] = &quot;NV&quot;; [.D125] + [.B126]; [.D125]); IF([.C126] = &quot;NV&quot;; [.B126]; 0))" office:value-type="float" office:value="45" calcext:value-type="float">
            <text:p>45</text:p>
          </table:table-cell>
          <table:table-cell table:formula="of:=IF([.A126] = [.A125]; IF([.C126] = &quot;PL&quot;; [.E125] + [.B126]; [.E125]); IF([.C126] = &quot;PL&quot;; [.B126]; 0))" office:value-type="float" office:value="40" calcext:value-type="float">
            <text:p>40</text:p>
          </table:table-cell>
          <table:table-cell table:formula="of:=IF([.A126] = [.A125]; [.F125] + [.B126]; [.B126])" office:value-type="float" office:value="85" calcext:value-type="float">
            <text:p>85</text:p>
          </table:table-cell>
          <table:table-cell table:formula="of:=IF([.A126] = [.A125]; [.G125] + 3*[.B126]; 3*[.B126])" office:value-type="float" office:value="255" calcext:value-type="float">
            <text:p>255</text:p>
          </table:table-cell>
          <table:table-cell table:formula="of:=IF([.A126] = [.A125]; 1 + [.H125]; 1)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</text:p>
          </table:table-cell>
          <table:table-cell table:formula="of:=IF([.A127] = [.A126]; IF([.C127] = &quot;NV&quot;; [.D126] + [.B127]; [.D126]); IF([.C127] = &quot;NV&quot;; [.B127]; 0))" office:value-type="float" office:value="45" calcext:value-type="float">
            <text:p>45</text:p>
          </table:table-cell>
          <table:table-cell table:formula="of:=IF([.A127] = [.A126]; IF([.C127] = &quot;PL&quot;; [.E126] + [.B127]; [.E126]); IF([.C127] = &quot;PL&quot;; [.B127]; 0))" office:value-type="float" office:value="45" calcext:value-type="float">
            <text:p>45</text:p>
          </table:table-cell>
          <table:table-cell table:formula="of:=IF([.A127] = [.A126]; [.F126] + [.B127]; [.B127])" office:value-type="float" office:value="90" calcext:value-type="float">
            <text:p>90</text:p>
          </table:table-cell>
          <table:table-cell table:formula="of:=IF([.A127] = [.A126]; [.G126] + 3*[.B127]; 3*[.B127])" office:value-type="float" office:value="270" calcext:value-type="float">
            <text:p>270</text:p>
          </table:table-cell>
          <table:table-cell table:formula="of:=IF([.A127] = [.A126]; 1 + [.H126]; 1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V</text:p>
          </table:table-cell>
          <table:table-cell table:formula="of:=IF([.A128] = [.A127]; IF([.C128] = &quot;NV&quot;; [.D127] + [.B128]; [.D127]); IF([.C128] = &quot;NV&quot;; [.B128]; 0))" office:value-type="float" office:value="47" calcext:value-type="float">
            <text:p>47</text:p>
          </table:table-cell>
          <table:table-cell table:formula="of:=IF([.A128] = [.A127]; IF([.C128] = &quot;PL&quot;; [.E127] + [.B128]; [.E127]); IF([.C128] = &quot;PL&quot;; [.B128]; 0))" office:value-type="float" office:value="45" calcext:value-type="float">
            <text:p>45</text:p>
          </table:table-cell>
          <table:table-cell table:formula="of:=IF([.A128] = [.A127]; [.F127] + [.B128]; [.B128])" office:value-type="float" office:value="92" calcext:value-type="float">
            <text:p>92</text:p>
          </table:table-cell>
          <table:table-cell table:formula="of:=IF([.A128] = [.A127]; [.G127] + 3*[.B128]; 3*[.B128])" office:value-type="float" office:value="276" calcext:value-type="float">
            <text:p>276</text:p>
          </table:table-cell>
          <table:table-cell table:formula="of:=IF([.A128] = [.A127]; 1 + [.H127]; 1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L</text:p>
          </table:table-cell>
          <table:table-cell table:formula="of:=IF([.A129] = [.A128]; IF([.C129] = &quot;NV&quot;; [.D128] + [.B129]; [.D128]); IF([.C129] = &quot;NV&quot;; [.B129]; 0))" office:value-type="float" office:value="47" calcext:value-type="float">
            <text:p>47</text:p>
          </table:table-cell>
          <table:table-cell table:formula="of:=IF([.A129] = [.A128]; IF([.C129] = &quot;PL&quot;; [.E128] + [.B129]; [.E128]); IF([.C129] = &quot;PL&quot;; [.B129]; 0))" office:value-type="float" office:value="47" calcext:value-type="float">
            <text:p>47</text:p>
          </table:table-cell>
          <table:table-cell table:formula="of:=IF([.A129] = [.A128]; [.F128] + [.B129]; [.B129])" office:value-type="float" office:value="94" calcext:value-type="float">
            <text:p>94</text:p>
          </table:table-cell>
          <table:table-cell table:formula="of:=IF([.A129] = [.A128]; [.G128] + 3*[.B129]; 3*[.B129])" office:value-type="float" office:value="282" calcext:value-type="float">
            <text:p>282</text:p>
          </table:table-cell>
          <table:table-cell table:formula="of:=IF([.A129] = [.A128]; 1 + [.H128]; 1)" office:value-type="float" office:value="32" calcext:value-type="float">
            <text:p>3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2T16:18:23.975316645</dc:date>
    <meta:editing-duration>PT4H39M32S</meta:editing-duration>
    <meta:editing-cycles>3</meta:editing-cycles>
    <meta:generator>LibreOffice/4.3.3.2$Linux_X86_64 LibreOffice_project/430m0$Build-2</meta:generator>
    <meta:document-statistic meta:table-count="1" meta:cell-count="1032" meta:object-count="0"/>
  </office:meta>
</office:document-meta>
</file>